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text-properties style:font-name="Times" fo:font-size="12.0pt"/>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Times"/>
    </style:style>
    <style:style style:name="T3" style:family="text">
      <style:text-properties style:font-name="Songti TC"/>
    </style:style>
    <style:style style:name="TableColumn1" style:family="table-column">
      <style:table-column-properties style:column-width="3.4625in" style:rel-column-width="32767*"/>
    </style:style>
  </office:automatic-styles>
  <office:body>
    <office:text>
      <text:p text:style-name="P1">kate chang   |  2015.09.29 16:15   |   <text:a xlink:type="simple" xlink:href="http://palinfo.habago.org/Entry?Command=Information_PrintForum&amp;iPage=306#FORUM33966"><text:span text:style-name="T1">#</text:span></text:a></text:p>
      <text:p text:style-name="P2"><text:span text:style-name="T2">NASA</text:span>破天荒證實：火星地表今日仍有流動的液態水<text:span text:style-name="T2"><text:line-break/>http://www.storm.mg/article/66585<text:line-break/><text:line-break/>NASA</text:span>開記者會證實火星上有液態水，這遲來又保守的官方說法，還是讓相信即使在最黑暗的宇宙角落也能找到同類的我非常興奮！多半時間生活在過度乾燥的北京，難免對水有著無限渴望，貼出連結與大家同樂。</text:p>
      <text:p text:style-name="P1"><text:span text:style-name="T3">陳真</text:span><text:s/>  |  2015.09.28 17:34   |   <text:a xlink:type="simple" xlink:href="http://palinfo.habago.org/Entry?Command=Information_PrintForum&amp;iPage=306#FORUM33965"><text:span text:style-name="T1">#</text:span></text:a></text:p>
      <text:p text:style-name="P3">習近平：中美衝突<text:span text:style-name="T2"><text:s/></text:span>全球災難<text:span text:style-name="T2"><text:line-break/><text:line-break/></text:span>中時電子報<text:span text:style-name="T2"><text:line-break/><text:line-break/>2015. 09. 25.<text:line-break/><text:line-break/></text:span>大陸國家主席習近平美西時間<text:span text:style-name="T2">22</text:span>日在西雅圖發表演說指出，中美兩國一旦陷入對抗和衝突，將引發全球災難，必須加深彼此互信，減少猜疑。他也說，中國在兩千年前就認識到「國雖大，好戰必亡」的道理，強調「無論發展到哪一步，中國永遠不稱霸，永遠不搞擴展」。<text:span text:style-name="T2"><text:line-break/><text:line-break/></text:span>以下為習近平演說全文：<text:span text:style-name="T2"><text:line-break/><text:line-break/></text:span>尊敬的基辛格博士，<text:span text:style-name="T2"> <text:line-break/><text:line-break/></text:span>尊敬的英斯利州長、普里茲克部長、穆雷市長，<text:span text:style-name="T2"> <text:line-break/><text:line-break/></text:span>尊敬的希爾斯主席、菲爾茲主席，<text:span text:style-name="T2"> <text:line-break/><text:line-break/></text:span>女士們，先生們，朋友們：<text:span text:style-name="T2"> <text:line-break/><text:line-break/></text:span>大家好！謝謝基辛格博士的介紹。基辛格博士總能說出一些新穎的觀點，他的介紹讓我對自己也有了一個新的認識角度。華盛頓州、西雅圖市是我對美國進行國事訪問的第一站，有機會在這裏同各位新老朋友歡聚一堂，感到十分高興。首先，我謹向在座各位，並通過你們向美國人民，致以誠摯的問候和良好的祝願！<text:span text:style-name="T2"> <text:line-break/><text:line-break/></text:span>我對華盛頓州和西雅圖市並不陌生。人們常說，華盛頓州是<text:span text:style-name="T2">“</text:span>常青之州<text:span text:style-name="T2">”</text:span>，西雅圖市是<text:span text:style-name="T2">“</text:span>翡翠之城<text:span text:style-name="T2">”</text:span>。這裏有雄偉挺拔的雷尼爾山、波光瀲灩的華盛頓湖。電影《西雅圖不眠夜》使這座城市在中國民眾中有很大吸引力。目前，華盛頓州對華出口居全美之首，中國也成為西雅圖港最大貿易夥伴。華盛頓州和西雅圖市成為中美人民友誼、中美互利合作的一個重要象徵。<text:span text:style-name="T2"> <text:line-break/><text:line-break/></text:span>眾人拾柴火焰高。中美關係發展，離不開兩國政府、地方、友好團體、各界人士的辛勤耕耘和精心呵護。特別是美中關係全國委員會、美中貿易全國委員會、美中政策基金會、美國商會、美國中國總商會、百人會、華美協進社、對外關係委員會、亞洲協會、布魯金斯學會等友好團體和一大批友好人士，長期為促進兩國友好合作奔走努力。中美關係持續發展，凝聚著大家的心血和汗水。在這裏，我謹向所有致力於中美友好事業的地方政府、社會團體、大學和智庫機構及各界人士，表示由衷的敬意和誠摯的感謝！<text:span text:style-name="T2"> <text:line-break/><text:line-break/></text:span>女士們、先生們、朋友們！<text:span text:style-name="T2"> <text:line-break/><text:line-break/></text:span>新中國成立以來特別是改革開放以來，中國走過了一段很不平凡的歷程，我們這一代中國人對此有著切身的體會。<text:span text:style-name="T2"> <text:line-break/><text:line-break/></text:span>上世紀<text:span text:style-name="T2">60</text:span>年代末，我才十幾歲，就從北京到中國陝西省延安市一個叫梁家河的小村莊插隊當農民，在那兒度過了<text:span text:style-name="T2">7</text:span>年時光。那時候，我和鄉親們都住在土窯裏、睡在土炕上，鄉親們生活十分貧困，經常是幾個月吃不到一塊肉。我瞭解鄉親們最需要什麼！後來，我當了這個村子的黨支部書記，帶領鄉親們發展生產。我瞭解老百姓需要什麼。我很期盼的一件事，就是讓鄉親們飽餐一頓肉，並且經常吃上肉。但是，這個心願在當時是很難實現的。<text:span text:style-name="T2"> <text:line-break/><text:line-break/></text:span>今年春節，我回到這個小村子。梁家河修起了柏油路，鄉親們住上了磚瓦房，用上了互聯網，老人們享有基本養老，村民們有醫療保險，孩子們可以接受良好教育，當然吃肉已經不成問題。這使我更加深刻地認識到，中國夢是人民的夢，必須同中國人民對美好生活的嚮往結合起來才能取得成功。<text:span text:style-name="T2"> <text:line-break/><text:line-break/></text:span>梁家河這個小村莊的變化，是改革開放以來中國社會發展進步的一個縮影。我們用了<text:span text:style-name="T2">30</text:span>多年時間，使中國經濟總量躍居世界第二，<text:span text:style-name="T2">13</text:span>億多人擺脫了物質短缺，總體達到小康水準，享有前所未有的尊嚴和權利。這不僅是中國人民生活的巨大變化，也是人類文明巨大進步，更是中國對世界和平與發展事業的重要貢獻。<text:span text:style-name="T2"> <text:line-break/><text:line-break/></text:span>同時，我們也清醒認識到，中國仍然是世界上最大的發展中國家。中國的人均國內生產總值僅相當於全球平均水準的三分之二、美國的七分之一，排在世界<text:span text:style-name="T2">80</text:span>位左右。按照我們自己的標準，中國還有<text:span text:style-name="T2">7000</text:span>多萬貧困人口。如果按照世界銀行的標準，中國則還有兩億多人生活在貧困線以下。中國城鄉有<text:span text:style-name="T2">7000</text:span>多萬低保人口，還有<text:span text:style-name="T2">8500</text:span>多萬殘疾人。這兩年，我去了中國很多貧困地區，看望了很多貧困家庭，他們渴望幸福生活的眼神深深印在我的腦海裏。<text:span text:style-name="T2"> <text:line-break/><text:line-break/></text:span>這些情況表明，中國人民要過上美好生活，還要繼續付出艱苦努力。發展依然是當代中國的第一要務，中國執政者的首要使命就是集中力量提高人民生活水準，逐步實現共同富裕。<text:span text:style-name="T2"><text:line-break/><text:line-break/></text:span>為此，我們提出了<text:span text:style-name="T2">“</text:span>兩個一百年<text:span text:style-name="T2">”</text:span>奮鬥目標，就是到<text:span text:style-name="T2">2020</text:span>年實現國內生產總值和城鄉居民人均收入比<text:span text:style-name="T2">2010</text:span>年翻一番，全面建成小康社會；到本世紀中葉建成富強民主文明和諧的社會主義現代化國家，實現中華民族偉大復興。我們現在所做的一切，都是為了實現這個既定目標。實現全面建成小康社會，必須全面深化改革、全面依法治國、全面從嚴治黨。這是我們提出的<text:span text:style-name="T2">“</text:span>四個全面<text:span text:style-name="T2">”</text:span>戰略佈局。<text:span text:style-name="T2"> <text:line-break/><text:line-break/></text:span>大家都關心中國的發展走向，關心中國的政策取向，這裏，我就其中一些主要的問題講幾點意見。<text:span text:style-name="T2"> <text:line-break/><text:line-break/></text:span>中國經濟將保持平穩較快發展。中國經濟運行仍然保持在合理區間，今年上半年，中國經濟增長<text:span text:style-name="T2">7%</text:span>，增速仍然居世界前列。在世界總體經濟形勢複雜多變的環境下，這是來之不易的。<text:span text:style-name="T2"><text:line-break/><text:line-break/></text:span>當前，各國經濟都面臨著困難，中國經濟也面臨著一定下行壓力，但這是前進中的問題。我們將統籌穩增長、促改革、調結構、惠民生、防風險，加強和創新宏觀調控，促進經濟增長保持中高速水準。<text:span text:style-name="T2"><text:line-break/><text:line-break/></text:span>現在，中國新型工業化、資訊化、城鎮化、農業現代化持續推進，居民儲蓄率高，消費潛力巨大，人民工作勤奮，中等收入者比重在提高，服務業發展空間很大，市場空間和潛力都很大。<text:span text:style-name="T2"><text:line-break/><text:line-break/></text:span>今後，中國將更重視提高經濟發展品質和效益，加快轉變經濟發展方式、調整經濟結構，更加注重創新驅動，更加注重消費拉動，更加注重解決經濟發展中存在的不平衡、不協調、不可持續問題，使中國經濟鳳凰涅槃、浴火重生，保持強勁發展動力。<text:span text:style-name="T2"> <text:line-break/><text:line-break/></text:span>前段時間，中國股市出現了異常波動，引起了大家關注。股市漲跌有其自身的運行規律。政府的職責是維護公開、公平、公正的市場秩序，防止發生大面積恐慌。這次，中國政府採取了一些穩定市場的措施，遏制了股市的恐慌情緒，避免了一次系統性風險。各國成熟市場也採取過類似做法。中國股市已經進入自我修復和自我調節階段。<text:span text:style-name="T2">8</text:span>月<text:span text:style-name="T2">11</text:span>日，中國完善了人民幣匯率中間價報價機制，加大了市場決定匯率的力度。目前，人民幣匯率偏差矯正已初見成效。從國際國內經濟金融形勢看，人民幣匯率不存在持續貶值的基礎。<text:span text:style-name="T2"><text:line-break/><text:line-break/></text:span>我們將堅持市場供求決定匯率的改革方向，允許人民幣雙向浮動，我們反對搞貨幣競爭性貶值，反對打貨幣戰，也不會壓低人民幣匯率刺激出口。發展資本市場、完善人民幣匯率市場定價機制是中國的改革方向，不會因為這次股市、匯市波動而改變。<text:span text:style-name="T2"> <text:line-break/><text:line-break/></text:span>中國發展的根本出路在於改革。我們改革的目標，就是推進國家治理體系和治理能力現代化，使市場在資源配置中起決定性作用，更好發揮政府作用，加快發展社會主義市場經濟、民主政治、先進文化、和諧社會、生態文明。<text:span text:style-name="T2">2013</text:span>年，中共十八屆三中全會確定了全面深化改革的頂層設計，提出<text:span text:style-name="T2">330</text:span>多項改革措施。<text:span text:style-name="T2">2014</text:span>年，我們確定的<text:span text:style-name="T2">80</text:span>個重點改革任務基本完成。<text:span text:style-name="T2"><text:line-break/><text:line-break/></text:span>今年上半年，我們已經出臺<text:span text:style-name="T2">70</text:span>多項重點改革方案，其作用將逐步顯現。改革關頭勇者勝，我們將以敢於啃硬骨頭、敢於涉險灘的決心，義無反顧推進改革。我們堅定不移堅持市場經濟改革方向，將繼續在市場、財稅、金融、投融資、價格、對外開放、民生等領域集中推出一些力度大、措施實的改革方案。<text:span text:style-name="T2"> <text:line-break/><text:line-break/></text:span>中國開放的大門永遠不會關上。對外開放是中國的基本國策，中國利用外資的政策不會變，對外商投資企業合法權益的保障不會變，為各國企業在華投資興業提供更好服務的方向不會變。中國尊重非歧視性規則的國際營商慣例，遵守國民待遇等世貿組織原則，公平公正對待包括外商投資企業在內的所有市場主體，歡迎跨國公司同中國企業開展各種形式合作。我們將及時解決外國投資者合理關切，保護他們的合法權益，努力營造公開透明的法律政策環境、高效的行政環境、平等競爭的市場環境，尤其是保護好知識產權，為我們同包括美國在內的世界各國開展合作開闢更加廣闊的空間。<text:span text:style-name="T2"> <text:line-break/><text:line-break/></text:span>中國堅持依法治國的基本方略。<text:span text:style-name="T2">“</text:span>法者，治之端也。<text:span text:style-name="T2">”</text:span>全面依法治國就是要堅持依法治國、依法執政、依法行政共同推進，堅持法治國家、法治政府、法治社會一體建設，推動司法公信力不斷提高、人權得到切實尊重和保障。中國在立法、執法、司法等領域將公平對待外國機構和企業。我們願同美方就法治問題開展交流，相互借鑒，共同提高。<text:span text:style-name="T2"> <text:line-break/><text:line-break/></text:span>中國是網路安全的堅定維護者。中國也是駭客攻擊的受害國。中國政府不會以任何形式參與、鼓勵或支持任何人從事竊取商業秘密行為。不論是網路商業竊密，還是對政府網路發起駭客攻擊，都是違法犯罪行為，都應該根據法律和相關國際公約予以打擊。國際社會應該本著相互尊重和相互信任的原則，共同構建和平、安全、開放、合作的網路空間。中國願同美國建立兩國共同打擊網路犯罪高級別聯合對話機制。<text:span text:style-name="T2"> <text:line-break/><text:line-break/></text:span>中國肯定境外非營利組織的積極作用，只要這些組織的活動對中國人民有好處，我們不僅不會限制和禁止它們的活動，而且要通過法律保障它們的活動，保障它們在華合法權益。境外非營利組織在中國活動應該遵守中國法律，依法開展活動。<text:span text:style-name="T2"> <text:line-break/><text:line-break/></text:span>中國繼續推進反腐敗鬥爭。我說過，打鐵還需自身硬。這裏說的打鐵的人，就是中國共產黨。中國共產黨的根本宗旨是全心全意為人民服務。中國共產黨有<text:span text:style-name="T2">8700</text:span>多萬名黨員，黨內也必然存在這樣那樣的問題。如果我們不能解決存在的問題，任其發展下去，人民就不會信任和支援我們。<text:span text:style-name="T2"><text:line-break/><text:line-break/></text:span>所以，我們強調治國必先治黨、治黨務必從嚴。一段時間以來，我們大力查處腐敗案件，堅持<text:span text:style-name="T2">“</text:span>老虎<text:span text:style-name="T2">”</text:span>、<text:span text:style-name="T2">“</text:span>蒼蠅<text:span text:style-name="T2">”</text:span>一起打，就是要順應人民要求。這其中沒有什麼權力鬥爭，沒有什麼<text:span text:style-name="T2">"</text:span>紙牌屋<text:span text:style-name="T2">"</text:span>。中國願同國際社會積極開展反腐追逃合作。中國人民希望在這方面得到美國支持和配合，讓腐敗分子在海外永無<text:span text:style-name="T2">“</text:span>避罪天堂<text:span text:style-name="T2">”</text:span>。<text:span text:style-name="T2"> <text:line-break/><text:line-break/></text:span>中國堅持走和平發展道路。我們剛剛紀念了中國人民抗日戰爭勝利暨世界反法西斯戰爭勝利<text:span text:style-name="T2">70</text:span>周年，歷史給我們一個重要啟迪就是，和平發展是人間正道，一切通過武力侵略謀取強權和霸權的企圖都是逆歷史潮流的，都是要失敗的。<text:span text:style-name="T2"><text:line-break/><text:line-break/></text:span>中國人<text:span text:style-name="T2">2000</text:span>多年前就認識到了<text:span text:style-name="T2">“</text:span>國雖大，好戰必亡<text:span text:style-name="T2">”</text:span>的真理。中國歷來奉行防禦性國防政策和積極防禦的軍事戰略。我願在此重申，無論發展到哪一步，中國永遠不稱霸、永遠不搞擴張。<text:span text:style-name="T2"><text:line-break/><text:line-break/></text:span>為表明中國堅持和平發展的決心，我不久前宣佈中國將裁軍<text:span text:style-name="T2">30</text:span>萬。我們願同各國一道，構建以合作共贏為核心的新型國際關係，以合作取代對抗，以共贏取代獨佔，樹立建設夥伴關係新思路，開創共同發展新前景，營造共用安全新局面。<text:span text:style-name="T2"> <text:line-break/><text:line-break/></text:span>中國是現行國際體系的參與者、建設者、貢獻者。我們堅決維護以聯合國憲章宗旨和原則為核心的國際秩序和國際體系。世界上很多國家特別是廣大發展中國家都希望國際體系朝著更加公正合理方向發展，但這並不是推倒重來，也不是另起爐灶，而是與時俱進、改革完善。這符合世界各國和全人類共同利益。<text:span text:style-name="T2"> <text:line-break/><text:line-break/></text:span>中國發展得益於國際社會，中國也要為全球發展作出貢獻。我們推動共建<text:span text:style-name="T2">“</text:span>一帶一路<text:span text:style-name="T2">”</text:span>、設立絲路基金、倡議成立亞洲基礎設施投資銀行等，目的是支援各國共同發展，而不是要謀求政治勢力範圍。<text:span text:style-name="T2">"</text:span>一帶一路<text:span text:style-name="T2">"</text:span>是開放包容的，我們歡迎包括美國在內的世界各國和國際組織參與到合作中來。<text:span text:style-name="T2"><text:line-break/><text:line-break/></text:span>我們積極推動亞太區域經濟一體化進程，推動實現亞太自由貿易區目標，是要推動形成自由開放、方便快捷、充滿活力的亞太發展空間。我們宣導共同、綜合、合作、可持續的安全觀，是要同地區各國以及國際社會一道，維護好亞太和平和安全。<text:span text:style-name="T2"> <text:line-break/><text:line-break/></text:span>女士們、先生們、朋友們！<text:span text:style-name="T2"> <text:line-break/><text:line-break/>2013</text:span>年，我同歐巴馬總統在安納伯格莊園會晤，達成共同努力構建中美新型大國關係的重要共識。這是雙方在總結歷史經驗基礎上，從兩國國情和世界大勢出發，共同作出的重大戰略抉擇。<text:span text:style-name="T2"> <text:line-break/><text:line-break/></text:span>兩年多來，雙方按照達成的共識，不斷推進各領域協調和合作，取得重要進展。我們攜手應對國際金融危機影響，為推動世界經濟復蘇作出共同努力。我們深化各領域務實交流合作，給兩國人民帶來實實在在的利益。<text:span text:style-name="T2"><text:line-break/><text:line-break/></text:span>去年，兩國雙邊貿易額、雙向投資存量、人員往來總數都創歷史新高。我們圍繞伊朗核、朝核、南蘇丹、阿富汗、中東等國際和地區熱點問題，以及抗擊埃博拉病毒、打擊恐怖主義等全球性問題保持密切溝通和協調。<text:span text:style-name="T2">“</text:span>桃李不言，下自成蹊。<text:span text:style-name="T2">”</text:span>這些成果豐碩的<text:span text:style-name="T2">“</text:span>跨越太平洋的合作<text:span text:style-name="T2">”</text:span>，有力展現了中美關係發展的蓬勃生機和巨大潛力。<text:span text:style-name="T2"> <text:line-break/><text:line-break/></text:span>如何在新起點上推進中美新型大國關係？中美應該怎樣攜手合作來促進世界和平與發展？答案就是要堅持構建中美新型大國關係的正確方向，一步一個腳印向前走。中國古人說：<text:span text:style-name="T2">“</text:span>度之往事，驗之來事，參之平素，可則決之。<text:span text:style-name="T2">”</text:span>這其中，有幾件事尤其要做好。<text:span text:style-name="T2"> <text:line-break/><text:line-break/></text:span>第一，正確判斷彼此戰略意圖。同美方一道構建新型大國關係，實現雙方不衝突不對抗、相互尊重、合作共贏，是中國外交政策優先方向。我們願同美方加深對彼此戰略走向、發展道路的瞭解，多一些理解、少一些隔閡，多一些信任、少一些猜忌，防止戰略誤解誤判。我們要堅持以事實為依據，防止三人成虎，也不疑鄰盜斧，不能戴著有色眼鏡觀察對方。世界上本無<text:span text:style-name="T2">“</text:span>修昔底德陷阱<text:span text:style-name="T2">”</text:span>，但大國之間一再發生戰略誤判，就可能自己給自己造成<text:span text:style-name="T2">“</text:span>修昔底德陷阱<text:span text:style-name="T2">”</text:span>。<text:span text:style-name="T2"> <text:line-break/><text:line-break/></text:span>第二，堅定不移推進合作共贏。合作是實現利益唯一正確選擇。要合作就要照顧彼此利益和關切，尋求合作最大公約數。中美兩國合作好了，可以成為世界穩定的壓艙石、世界和平的助推器。中美衝突和對抗，對兩國和世界肯定是災難。<text:span text:style-name="T2"><text:line-break/><text:line-break/></text:span>中美應該和能夠合作的領域十分廣闊。我們應該推動完善全球治理機制，共同促進世界經濟穩定增長，共同維護全球金融市場穩定。我們應該早日談成一個雙向平衡、高水準的雙邊投資協定，深化中美新型軍事關係建設，拓展在清潔能源、環保等領域務實合作，加強在執法和反腐敗、衛生、地方等領域交流合作，挖掘在基礎設施建設方面的合作潛力。我們應該深化在聯合國、亞太經合組織、二十國集團等多邊機制以及重大國際和地區問題、全球性挑戰上的溝通和合作，為維護和促進世界和平、穩定、繁榮作出更大貢獻。<text:span text:style-name="T2"> <text:line-break/><text:line-break/></text:span>第三，妥善有效管控分歧。<text:span text:style-name="T2">“</text:span>日月不同光，晝夜各有宜。<text:span text:style-name="T2">”</text:span>正是因為有了差別，世界才多姿多彩；也正是因為有了分歧，才需要聚同化異。矛盾是普遍存在的，純而又純的世界是不存在的。中美兩國在一些問題上存在不同看法、存在分歧在所難免，關鍵是如何管控。最關鍵的是雙方應該相互尊重、求同存異，採取建設性方式增進理解、擴大共識，努力把矛盾點轉化為合作點。<text:span text:style-name="T2"> <text:line-break/><text:line-break/></text:span>第四，廣泛培植人民友誼。國家關係歸根結底是人民之間的關係。中美兩國雖然相距遙遠，但兩國人民友好交往源遠流長。<text:span text:style-name="T2">230</text:span>多年前，美國商船<text:span text:style-name="T2">“</text:span>中國皇后號<text:span text:style-name="T2">”</text:span>跨洋過海首航中國。<text:span text:style-name="T2">150</text:span>年前，數以萬計的中國工人同美國人民一起，鋪設了橫貫東西的美國太平洋鐵路。<text:span text:style-name="T2">70</text:span>年前，中美作為第二次世界大戰盟國並肩奮戰，共同捍衛了世界和平和正義。在那場戰爭中，數以千計的美國將士為中國人民的正義事業獻出了寶貴生命。我們不會忘記美國人民為中國人民抗擊侵略、贏得自由和獨立給予的道義支持和寶貴援助。<text:span text:style-name="T2"> <text:line-break/><text:line-break/></text:span>中國人民一向欽佩美國人民的進取精神和創造精神。我青年時代就讀過《聯邦党人文集》、湯瑪斯‧潘恩的《常識》等著作，也喜歡瞭解華盛頓、林肯、羅斯福等美國政治家的生平和思想，我還讀過梭羅、惠特曼、馬克‧吐溫、傑克‧倫敦等人的作品。海明威《老人與海》對狂風和暴雨、巨浪和小船、老人和鯊魚的描寫給我留下了深刻印象。<text:span text:style-name="T2"><text:line-break/><text:line-break/></text:span>我第一次去古巴，專程去了海明威當年寫《老人與海》的棧橋邊。第二次去古巴，我去了海明威經常去的酒吧，點了海明威愛喝的朗姆酒配薄荷葉加冰塊。我想體驗一下當年海明威寫下那些故事時的精神世界和實地氛圍。我認為，對不同的文化和文明，我們需要去深入瞭解。<text:span text:style-name="T2"> <text:line-break/><text:line-break/></text:span>在漢字中，<text:span text:style-name="T2">“</text:span>人<text:span text:style-name="T2">”</text:span>字就是一個相互支撐的形狀。中美友好，根基在民眾，希望在青年。我願在此宣佈，中方支持未來<text:span text:style-name="T2">3</text:span>年中美兩國互派<text:span text:style-name="T2">5</text:span>萬名留學生到對方國家學習，中美將在<text:span text:style-name="T2">2016</text:span>年舉辦<text:span text:style-name="T2">“</text:span>中美旅遊年<text:span text:style-name="T2">”</text:span>。中國將為兩國人民友好交往創造更多便利條件。<text:span text:style-name="T2"> <text:line-break/><text:line-break/></text:span>女士們、先生們、朋友們！<text:span text:style-name="T2"> <text:line-break/><text:line-break/></text:span>基辛格博士在其著作《世界秩序》中說：<text:span text:style-name="T2">“</text:span>評判每一代人時，要看他們是否正視了人類社會最宏大和最重要的問題。<text:span text:style-name="T2">”</text:span>馬丁‧路德‧金先生也說過：<text:span text:style-name="T2">“</text:span>做對的事，任何時機都是好時機。<text:span text:style-name="T2">”</text:span>今天，我們再次來到關鍵的歷史當口。讓我們攜起手來，共同開創中美關係更加美好的未來，為中美兩國人民幸福、為世界各國人民幸福作出更大貢獻！<text:span text:style-name="T2"> <text:line-break/><text:line-break/></text:span>謝謝大家。<text:span text:style-name="T2"><text:line-break/><text:line-break/></text:span>陳真按：演說中所提之「兩個一百年」是中共中央和習近平於十八大中提出的國家發展奮鬥目標，屬於中國夢的具體化陳述之一。<text:span text:style-name="T2"><text:line-break/><text:line-break/></text:span>第一個一百年是<text:span text:style-name="T2">2021</text:span>年，即中國共產黨成立一百周年時，達成全中國全面小康社會的目標。<text:span text:style-name="T2"><text:line-break/><text:line-break/></text:span>第二個一百年，亦即到新中國成立<text:span text:style-name="T2">100</text:span>年時（<text:span text:style-name="T2">2049</text:span>年），達成富強、民主、文明、和諧的社會主義現代化國家。</text:p>
      <text:p text:style-name="P1"><text:span text:style-name="T3">陳真</text:span><text:s/>  |  2015.09.26 00:48   |   <text:a xlink:type="simple" xlink:href="http://palinfo.habago.org/Entry?Command=Information_PrintForum&amp;iPage=306#FORUM33964"><text:span text:style-name="T1">#</text:span></text:a></text:p>
      <text:p text:style-name="P2">透過林弘宣，我彷彿看見了基督的身影，他讓我相信，宗教並非只是一種概念。古今中外，除了維根斯坦，除了甘地，我不曾見過一個比林弘宣更配得上<text:span text:style-name="T2">“</text:span>聖徒<text:span text:style-name="T2">” </text:span>這個稱號的人。<text:span text:style-name="T2">-</text:span>陳真</text:p>
      <text:p text:style-name="P1"><text:span text:style-name="T3">陳真</text:span><text:s/>  |  2015.09.25 13:05   |   <text:a xlink:type="simple" xlink:href="http://palinfo.habago.org/Entry?Command=Information_PrintForum&amp;iPage=306#FORUM33962"><text:span text:style-name="T1">#</text:span></text:a></text:p>
      <text:p text:style-name="P3">三十年前，高醫學生會委託我辦理一個高醫影展，從尋片、簡介、做傳單、寫影評，我一人全包了。我刻意避開當時附庸風雅的台灣藝文人士一談起電影就是高達、雷奈等等這些歐洲大師，找了<text:span text:style-name="T2">12</text:span>部片。<text:span text:style-name="T2"><text:line-break/><text:line-break/></text:span>除了路易馬盧的<text:span text:style-name="T2"><text:s/>"</text:span>童年再見<text:span text:style-name="T2">"</text:span>，其它大多是一些當年大家連聽都沒聽過的導演。包括侯孝賢的<text:span text:style-name="T2"><text:s/>"</text:span>童年往事<text:span text:style-name="T2">"</text:span>、<text:span text:style-name="T2">Emir Kusturica </text:span>的<text:span text:style-name="T2">"</text:span>爸爸出差時<text:span text:style-name="T2">"</text:span>、許鞍華的<text:span text:style-name="T2">"</text:span>小姐撞到鬼<text:span text:style-name="T2">"</text:span>，章國明的<text:span text:style-name="T2">"</text:span>邊緣人<text:span text:style-name="T2">" </text:span>和<text:span text:style-name="T2">"</text:span>點指兵兵<text:span text:style-name="T2">"</text:span>、<text:span text:style-name="T2">Ridely Scott </text:span>的<text:span text:style-name="T2"><text:s/>"Blade Runner" </text:span>及<text:span text:style-name="T2">Milos Forman</text:span>的<text:span text:style-name="T2">"Hair" (</text:span>毛髮<text:span text:style-name="T2">) </text:span>等等。<text:span text:style-name="T2"><text:line-break/><text:line-break/></text:span>同學們說，<text:span text:style-name="T2">"</text:span>怎麼沒有大師？<text:span text:style-name="T2">" </text:span>我說這些就是大師，大師就在你眼前，只是當他還沒成名前，人們總是視而不見。一旦成名後，大家卻又開始吹捧瞎捧。<text:span text:style-name="T2"><text:line-break/><text:line-break/></text:span>聶隱娘一個人，沒有同類。<text:span text:style-name="T2">Blade Runner</text:span>裏頭卻有些<text:span text:style-name="T2"><text:s/>"</text:span>人<text:span text:style-name="T2">"</text:span>，雖有少數同類，卻連<text:span text:style-name="T2"><text:s/>"</text:span>人<text:span text:style-name="T2">" </text:span>都不是，只能算是人造物，一種生物機器。聶隱娘殺人，他們卻是被人追殺。<text:span text:style-name="T2"><text:line-break/><text:line-break/></text:span>還好後來出了個武藝高強的王，一身絕學，智力高超，倒過來追著人類殺，為同類復仇。原本負責殺他們的殺手根本不是對手。王要殺他輕而易舉，於是玩起貓捉老鼠的遊戲。殺手嚇得四處逃竄<text:span text:style-name="T2">...<text:line-break/><text:line-break/></text:span>雖是人造生物，但人類很厲害，在造物程式裏寫入各種鉅細靡遺、從小到大的<text:span text:style-name="T2"><text:s/>"</text:span>一生記憶<text:span text:style-name="T2">"</text:span>，讓他們誤以為自己真的曾經擁有過那樣一些生命歷程。到頭來卻發現，那些潛藏他們內心深處、不為外人所知的珍貴美好記憶，原來只是人類植入的各種公開程式，一點都不珍貴，難免心碎。生命雖是人造，感情卻是真實。但也正因為生命經驗得來不易，他們特別在乎自己的身世，在乎生命中僅有的一點記憶。<text:span text:style-name="T2"><text:line-break/><text:line-break/></text:span>故事結局出人意表，本不應多說，不過三十年老片了，說了也無妨。電影好壞，終究不在劇情，事先知道或事後知道，無關緊要。很多書，很多電影，我倒背如流，熟悉一字一句，依然震撼。<text:span text:style-name="T2"><text:line-break/><text:line-break/></text:span>王最後不但沒有殺掉殺手，反而出於憐憫，在千鈞一髮之際救了他。救起殺手後，王自己卻時辰已到，生命即將告終。<text:span text:style-name="T2"><text:line-break/><text:line-break/></text:span>殺手四處逃命之際，最後反被對手救起，驚駭莫名。王臨終時，看著殺手，念了一段<text:span text:style-name="T2">(</text:span>若我沒記錯，應是<text:span text:style-name="T2">)Rilke </text:span>的詩；帶著微笑，手裏抓著一隻白鴿，吟詩般地自語著，他曾參與宇宙盛事輝煌，目睹千萬星辰起落，然而這一切終屬微塵，生命憾事，何止於此，到頭來，究係雨水或淚水，似乎也沒什麼差別了。<text:span text:style-name="T2"><text:line-break/><text:line-break/></text:span>殺手看著王靜靜垂下頭死去，白鴿縱天飛起。殺手愣在現場，百感接集，心裏想著：<text:span text:style-name="T2">"</text:span>也許他們的問題，也恰恰是我們的問題：我從哪裏來？我往何處去？我能活多久？<text:span text:style-name="T2">"<text:line-break/><text:line-break/></text:span>物種各異，生命卻只有一類，你的問題也正是我的問題，你的悲歡也恰是我的惆悵，無所差異，無人落單。生命千絲萬縷，歸於一端。欲了塵緣者，塵緣難了。</text:p>
      <text:p text:style-name="P1">kate chang   |  2015.09.25 03:13   |   <text:a xlink:type="simple" xlink:href="http://palinfo.habago.org/Entry?Command=Information_PrintForum&amp;iPage=306#FORUM33961"><text:span text:style-name="T1">#</text:span></text:a></text:p>
      <text:p text:style-name="P2">聽說《聶隱娘》上映一週的時間，票房開始大幅滑落，我仗著侯孝賢說這是「一個人，沒有同類」的故事，票房不是導演的重點，便再次提起、自說自話。<text:span text:style-name="T2"><text:line-break/><text:line-break/></text:span>我和一位先生去看，電影結束後和他聊了一下，先生說道：為什麼不用寬螢幕、而採用<text:span text:style-name="T2">4:3</text:span>的長螢幕？為什麼地景環境如此跳躍？他的為什麼，自是有他的思考，又也只有侯孝賢能夠回答，不過「為什麼」提醒了我，便穿鑿附會一個屬於我自己的故事。<text:span text:style-name="T2"><text:line-break/><text:line-break/></text:span>聶隱娘二度因為子幼不殺，不因為她的刺客身份而舍棄她的紅線，甚且這條紅線還成就了主公的天下；孤獨如她，泰半時候默默等著，等著明白，等著痛哭，等著出手，等著放手。觀影時我是我她是她地陪她等著，聽見蟲鳴鳥叫才知時間流逝，這是我們的蒼涼人生；而膠卷上每一格美成明信片的風景，卻不是我們的真實人生！<text:span text:style-name="T2">——</text:span>這難道是侯孝賢的不忍之心？鋪排了蕨類松針、夏蟬火堆的衝突景色，讓我們從中尋找自己心屬的風景，留下一點記憶想念？明白如他，不可能不知道，只要稍加裁切出寬螢幕，在電影院裡的我們，視野一旦拓寬，感官刺激就一爽字形容。<text:span text:style-name="T2">——</text:span>這難道是他的工匠堅持？老師傅拿到了一塊木頭，便只願意完整地呈現那塊木頭本質，好讓一度被風景明信片迷惑雙眼的我們，還留著一點理智，提醒自己所面對的真實人生，是手上那塊有限的木頭？<text:span text:style-name="T2"><text:line-break/><text:line-break/></text:span>侯孝賢的不忍，編織風景如畫，聶隱娘的不舍，封刀遠離江湖。聶隱娘選擇違抗師命、留道姑一人舞鏡，背對江湖與磨鏡少年同行。而一心背對觀眾的侯孝賢，用飽滿的風景（冒著不連戲的大忌）鼓勵我們，還是難了塵緣。<text:span text:style-name="T2"><text:line-break/><text:line-break/></text:span>人們總是有自己看待世界的不同眼光，一個人一支草一點露，目光之所及生命之所在，孤絕此「在」的蒼涼，只消聶隱娘掩面痛哭可以安慰；「存」是世間萬物亙古的現實難題，面對生存再怎麼用正能量來鼓勁，終要落一個飄零的下場。但如果這故事是關於一個殺手的自覺，那最後的不忍不舍之心，興許就是侯孝賢真正想說的，至於殺手當如何、自覺又如何，這是另外一個故事了。</text:p>
      <text:p text:style-name="P1"><text:span text:style-name="T3">陳真</text:span><text:s/>  |  2015.09.24 01:42   |   <text:a xlink:type="simple" xlink:href="http://palinfo.habago.org/Entry?Command=Information_PrintForum&amp;iPage=306#FORUM33960"><text:span text:style-name="T1">#</text:span></text:a></text:p>
      <text:p text:style-name="P3">我在<text:span text:style-name="T2">2015.08.02 </text:span>那篇提到鄭南榕的文章裏頭的<text:span text:style-name="T2"><text:s/>"</text:span>二<text:span text:style-name="T2">"</text:span>，提到一本書，就是這位何榮幸先生所寫的什麼碗糕喧嘩。<text:span text:style-name="T2"><text:line-break/><text:line-break/></text:span>我知道，很多事即便我願意說出，大抵也很難取信於人。越是關鍵問題，越是不可能有人相信；於是，我們<text:span text:style-name="T2">(</text:span>至少是我<text:span text:style-name="T2">)</text:span>總是刻意迴避關鍵問題，而儘在皮毛問題上做些無甚意義的議論。<text:span text:style-name="T2"><text:line-break/><text:line-break/></text:span>這樣一種議論之所以缺乏意義是因為，你不可能適當理解某個概念系統<text:span text:style-name="T2"><text:s/>(</text:span>或說某個觀念或觀點或世界觀<text:span text:style-name="T2">)</text:span>，除非你對該系統據以成立的基礎有著一種起碼的理解。<text:span text:style-name="T2"><text:line-break/><text:line-break/></text:span>或者倒過來說也一樣，當你對某個基本命題或所謂河床命題<text:span text:style-name="T2">(bedrock propositions)</text:span>充滿誤解或一無所知時，事實上你也不可能適當理解建立在這樣一個基礎上所產生的整個概念體系。套句維根斯坦的名言：<text:span text:style-name="T2">"</text:span>獅子就算會說話，我們也不知道牠究竟在說什麼。<text:span text:style-name="T2">" </text:span>即便獅子說出完全合乎標準文法的中文也一樣，比方獅子說<text:span text:style-name="T2"><text:s/>"</text:span>嗨，你好嗎<text:span text:style-name="T2">?"</text:span>，我們也不可能聽懂這句話的意思。<text:span text:style-name="T2"><text:line-break/><text:line-break/></text:span>為何如此？因為獅語有獅語的一套<text:span text:style-name="T2"><text:s/>"</text:span>河床命題<text:span text:style-name="T2">"</text:span>，一套<text:span text:style-name="T2"><text:s/>"</text:span>深層文法<text:span text:style-name="T2">"</text:span>，但我們卻無從知曉這套基礎究竟為何。當然，除非我們成為一頭獅子或獅子的某種近親物種，自然就能輕易理解其所說出的一切。<text:span text:style-name="T2"><text:line-break/><text:line-break/></text:span>曾有個人說，他很喜歡我的文字，同時也很喜歡某某某的文字。事實上，這當然是<text:span text:style-name="T2"><text:s/>"</text:span>邏輯上<text:span text:style-name="T2">" </text:span>絕對不可能。這就好像有人說他好喜歡髒亂，但又超有潔癖一樣矛盾。也許在某些事物上或某些表達上，我跟這位某某某有著某種乍看雷同的見解或說法，但這樣一種雷同其實毫無意義，因為骨子裏不但是<text:span text:style-name="T2"><text:s/>"</text:span>截然不同<text:span text:style-name="T2">" </text:span>的兩種生物，而且恰好站在對立面，就如同光與黑暗。某某某若是那光，我必是那黑暗，總之概念上不可能併存。一個人不可能既拜耶穌，又拜撒旦，他只能二選一。如果有人說他兩者皆愛，那他其實只是在自欺欺人。<text:span text:style-name="T2"><text:line-break/><text:line-break/></text:span>許多時候，我光從旁人的一個句子或一個眼神，我就能知道我跟他之間的真實距離；少數近在咫尺，宛若知音，大多卻相去甚遠，甚至以億萬光年計。<text:span text:style-name="T2"><text:line-break/><text:line-break/></text:span>為何光憑一句話就能知遠近？因為世上沒有一句話能單獨成立並取得意義，所有句子必然屬於一套<text:span text:style-name="T2"><text:s/>"</text:span>語言<text:span text:style-name="T2">"</text:span>，從單一句子自然就能推出該句子隸屬於什麼樣的一種語言，什麼樣的一種世界觀，什麼樣的一種生命造化。</text:p>
      <text:p text:style-name="P1"><text:span text:style-name="T3">李之釗</text:span><text:s/>  |  2015.09.24 00:21   |   <text:a xlink:type="simple" xlink:href="http://palinfo.habago.org/Entry?Command=Information_PrintForum&amp;iPage=306#FORUM33959"><text:span text:style-name="T1">#</text:span></text:a></text:p>
      <text:p text:style-name="P2">看到以色列抓丟石的小學生<text:span text:style-name="T2"><text:s/></text:span>，實在很生氣<text:span text:style-name="T2"><text:s/></text:span>。想去以色列在台辦事處丟石頭<text:span text:style-name="T2">! Go to Hell ! IOF !</text:span></text:p>
      <text:p text:style-name="P4"/>
      <text:p text:style-name="P1"><text:span text:style-name="T3">王修亮</text:span><text:s/>  |  2015.09.23 16:52   |   <text:a xlink:type="simple" xlink:href="http://palinfo.habago.org/Entry?Command=Information_PrintForum&amp;iPage=307#FORUM33958"><text:span text:style-name="T1">#</text:span></text:a></text:p>
      <text:p text:style-name="P2">我們沒有漏掉甚麼，只是我們的立足點很深，一般人潛不到這麼底層來觀看思考。我們的效能很慢，十年樹木的耐性，在如今求快求現的社會來說都是不可等待的，何況是百年樹人。<text:span text:style-name="T2"><text:line-break/><text:line-break/></text:span>我最近自覺已經「認命了」，不是算命卜卦的這個命，而是五十而知天命的命，盡己之力，隨命所行。任它水清水濁，歷史的循環，其實非常類似的，總是少數人堅持某種不可撼動的價值，默默推移繼續。<text:span text:style-name="T2"><text:line-break/><text:line-break/></text:span>比較可惜的是同伴太少，非常希望在專業上有切磋琢磨，卻總是獨自佇立。</text:p>
      <text:p text:style-name="P1">kate chang   |  2015.09.23 11:47   |   <text:a xlink:type="simple" xlink:href="http://palinfo.habago.org/Entry?Command=Information_PrintForum&amp;iPage=307#FORUM33957"><text:span text:style-name="T1">#</text:span></text:a></text:p>
      <text:p text:style-name="P3">我想，過去廿年恐怕是龜兒子暴打王八蛋的過程。時空環境不同也必然有不同的權宜之計，我懷疑李敖在黨外時代的解方用在當下，會否令人更生頹敗黑暗之感（畢竟龜兒子是王八蛋所生）？何榮幸曾特意成書肯定這過程中的眾聲喧嘩，這個肯定或許恰恰反映了最大問題：喧嘩不是多元，而是陳真醫生一再指出的，語言文字被綁架，喧嘩的原因不過是大街上的推擠，為了掩飾護航扒手竊取錢包而已。<text:span text:style-name="T2"><text:line-break/><text:line-break/></text:span>我沒有解方，本不應冒泡貼文，但感到我們一定漏掉了什麼，才會不斷墜落、黑夜無盡。</text:p>
      <text:p text:style-name="P1"><text:span text:style-name="T3">陳真</text:span><text:s/>  |  2015.09.22 02:32   |   <text:a xlink:type="simple" xlink:href="http://palinfo.habago.org/Entry?Command=Information_PrintForum&amp;iPage=307#FORUM33956"><text:span text:style-name="T1">#</text:span></text:a></text:p>
      <text:p text:style-name="P2">一封信<text:span text:style-name="T2"><text:line-break/><text:line-break/></text:span>不管柱柱姐做出何種決定，我們自然都會支持。我那文章，只是角色置換，說說我若是她，我將如何。僅供參考。<text:span text:style-name="T2"><text:line-break/><text:line-break/></text:span>二十年前，原以為昔日陰霾已去，黑夜將盡，台灣將在一種自由且充滿理性的氛圍下，往文明飛奔。沒想到卻以光速般的速度直線墜落，至今都還沒見底。<text:span text:style-name="T2"><text:line-break/><text:line-break/></text:span>白日已盡，黑夜漫漫無期。我敢說，在我有生之年，絕對看不到一線曙光，但也許這才是人性與歷史之常態。<text:span text:style-name="T2"><text:line-break/><text:line-break/></text:span>人生不過百歲光陰，我們卻總是傾向於以一己生命來做為一種度量衡，彷彿這稍縱即逝的短短一生便是歷史長河理當走過的春夏秋冬。到頭來卻發現，也許這回還只是初秋，冬都還沒來呢，何況春夏。<text:span text:style-name="T2"><text:line-break/><text:line-break/></text:span>時間長河中，各人各自選擇了一份角色，成敗皆屬細微，也許無甚差別，但求無愧；至於旁人說法，其實也就只能聽聽罷了。<text:span text:style-name="T2"><text:line-break/><text:line-break/></text:span>某個意義上，這些當然都是高調；高調自有高調的價值，但畢竟與現實相去甚遠；人總不能老是把自己想像成浩瀚長河裏的一粒沙那般為人處世。<text:span text:style-name="T2"><text:line-break/><text:line-break/></text:span>若以現實論現實，我倒是相信，讓王金平去打蔡小姐，對台灣比較有利。黨外時代，李敖有句話說得很對，我們應該<text:span text:style-name="T2"><text:s/>"</text:span>支持王八蛋去打龜兒子<text:span text:style-name="T2">"</text:span>。在我看來，這很重要，因為唯有讓王八蛋和龜兒子打架，才不會兩者進一步結合，生下一隻更恐怖的怪獸。<text:span text:style-name="T2"><text:line-break/><text:line-break/></text:span>國民黨內，以馬英九為代表的這股較有理想與文明素質的良善勢力，既已淪為絕對少數，就應更加珍惜，認清自己的處境，專心扮演異議角色，而不要輕易被勝敗論英雄的選舉遊戲給進一步摧毀。<text:span text:style-name="T2"><text:line-break/><text:line-break/></text:span>我寫東西，只是說出一己之心，很怕對他人造成影響。就說這樣。謝謝諸位所做的，很感激。<text:span text:style-name="T2"><text:line-break/><text:line-break/></text:span>陳真</text:p>
      <text:p text:style-name="P1"><text:span text:style-name="T3">隆誌</text:span><text:s/>  |  2015.09.19 18:26   |   <text:a xlink:type="simple" xlink:href="http://palinfo.habago.org/Entry?Command=Information_PrintForum&amp;iPage=307#FORUM33955"><text:span text:style-name="T1">#</text:span></text:a></text:p>
      <text:p text:style-name="P3">日本通過安保法，總覺得是老美在後面默許的結果。也許以後老美只要在後面當個影武者，叫日本小老弟出頭就行了。<text:span text:style-name="T2"><text:line-break/><text:line-break/>=============================================<text:line-break/>148:90</text:span>強渡關山！<text:span text:style-name="T2"><text:s/></text:span>日本參院凌晨通過安保法<text:span text:style-name="T2"><text:line-break/>http://goo.gl/4emlum<text:line-break/><text:line-break/></text:span>【中央社／東京<text:span text:style-name="T2">19</text:span>日綜合外電報導】<text:span text:style-name="T2"><text:line-break/><text:line-break/></text:span>日本國會今天通過安全保障相關法案，這項法案將允許自衛隊<text:span text:style-name="T2">70</text:span>年來首度赴海外作戰。大批反對這項法案的民眾，聚集在國會大廈外抗議。<text:span text:style-name="T2"><text:line-break/></text:span>儘管大眾反對，在野黨以拖延、牛步戰術因應，執政聯盟仍希望速戰速決表決通過。<text:span text:style-name="T2"><text:line-break/></text:span>首相安倍晉三表示，這項政策轉變對因應中國大陸崛起之類新挑戰至關重要。這是自衛隊<text:span text:style-name="T2">1954</text:span>年成立以來日本最大的防衛政策改變。<text:span text:style-name="T2"><text:line-break/></text:span>但這項法案引發大規模抗議，抗議民眾表示這項法案違背<text:span text:style-name="T2">70</text:span>年來所奉行的和平憲法，並可能使日本捲入美國所領導的戰爭。首相安倍的民意支持度因此受創。<text:span text:style-name="T2"><text:line-break/></text:span>根據共同社報導，日本安保相關法案一旦成立，<text:span text:style-name="T2">1990</text:span>年代以來的擴大自衛隊海外活動路線，無疑將進一步加速。<text:span text:style-name="T2"><text:line-break/></text:span>自衛隊成立於<text:span text:style-name="T2">1954</text:span>年<text:span text:style-name="T2">7</text:span>月，當年<text:span text:style-name="T2">6</text:span>月的參院全體會議上表決通過了禁止將自衛隊派往海外的決議，之後很長時間一直進行極為有限的運用。<text:span text:style-name="T2"><text:line-break/></text:span>日本的盟邦美國對這項改變表示歡迎，但是曾飽受日本戰爭侵略之苦的中國大陸，一再對這項法案表示關切。<text:span text:style-name="T2"><text:line-break/></text:span>中國大陸外交部發言人洪磊昨天說，由於歷史原因，日本在軍事安全領域的政策動向一直受到亞洲鄰國和國際社會高度關注。大陸也注意到，日本國內反對新安保法案的呼聲日益高漲。<text:span text:style-name="T2"><text:line-break/></text:span>他表示，希望日本政府認真傾聽國內和國際社會的正義呼聲，確實汲取歷史教訓，堅持和平發展道路，在軍事安全領域慎重行事，多做有助於促進本地區和平穩定的事。<text:span text:style-name="T2"><text:line-break/></text:span>昨天傍晚，在眾議院院會上，民主黨幹事長（秘書長）枝野幸男發言說：「安倍想讓安保相關法案立法通過，這是破壞立憲主義、扭曲戰後日本骨架的作為。戰後最惡劣的法案，以戰後最惡劣的手續強行表決的姿態，根本是暴行，安倍內閣已處於暴衝狀態。」<text:span text:style-name="T2"><text:line-break/></text:span>日本今天起到<text:span text:style-name="T2">23</text:span>日有<text:span text:style-name="T2">5</text:span>天的長假，安倍擔心在國會大廈周邊聚集的反安保民眾會大增，為避免夜長夢多，希望今天參議院就能表決通過法案。<text:span text:style-name="T2"><text:line-break/></text:span>民主黨等在野黨展開拖延戰術，從前天以來，陸續向參議院提出了針對參議院特別委員會委員長鴻池祥肇、對防衛大臣中谷元、首相安倍的問責決議案，但都遭否決。<text:span text:style-name="T2"><text:line-break/></text:span>包含解禁集體自衛權的安保相關法案有<text:span text:style-name="T2">2</text:span>大法案，一是和平安全法制整備法案（有<text:span text:style-name="T2">10</text:span>項目修法法案），以及國際和平支援法案。法案於<text:span text:style-name="T2">7</text:span>月<text:span text:style-name="T2">16</text:span>日在眾議院多數決通過後，送交參議院審議。反對安保相關法案者稱此為「戰爭法案」。<text:span text:style-name="T2"><text:line-break/></text:span>作為自民黨推薦的參考人，出席憲法審查會的早稻田大學教授長谷部恭男抱有強烈危機感稱：「創下可根據執政者的判斷來改變憲法解釋這一先例，是非常嚴重的問題。」<text:span text:style-name="T2"><text:line-break/></text:span>他並敲響警鐘稱：「日本現在是世界上屈指可數的和平又安全國家。如果自衛隊成為美國戰爭的幫手在海外殺人的話，其後果有可能殃及國內。」<text:span text:style-name="T2"><text:line-break/></text:span>同樣在憲法審查會上主張「違憲」的慶應大學名譽教授小林節也嚴厲地表達憤怒稱：「政府和執政黨憑藉人數優勢強行通過了未能就內容進行誠實說明的法案，這等同於掌權者的政變，簡直不可想像。」<text:span text:style-name="T2"><text:line-break/></text:span>參院和平安全法制特別委員會前天表決通過了安保相關法案，民眾對強行表決表示憤慨，但同時堅信「關鍵時刻才剛開始」，抗議行動絲毫沒有停止。</text:p>
      <text:p text:style-name="P1"><text:span text:style-name="T3">陳真</text:span><text:s/>  |  2015.09.19 03:43   |   <text:a xlink:type="simple" xlink:href="http://palinfo.habago.org/Entry?Command=Information_PrintForum&amp;iPage=307#FORUM33954"><text:span text:style-name="T1">#</text:span></text:a></text:p>
      <text:p text:style-name="P2">國菘，<text:span text:style-name="T2"><text:line-break/><text:line-break/></text:span>除了上述各種標籤，我也常被誤以為是個理想主義者。貼標籤很容易，但標籤內容究竟意味著什麼卻往往隱而不宣。<text:span text:style-name="T2"><text:line-break/><text:line-break/></text:span>當我們說某人是個理想主義者時，通常隱含一種意思，意即對方高舉某種道德原則或立場，並且堅定不移。我尊敬這樣的人其心意之良善，可我終究非其同類。<text:span text:style-name="T2"><text:line-break/><text:line-break/></text:span>個人心意之良善，並不意味著其想法或作法是合理的或道德的。例如我從不懷疑林義雄的無私與利他精神，但對其近十幾年來之所作所為卻無一認同。也許你可以說他是個理想主義者，但理想主義者對於特定主張或原則之<text:span text:style-name="T2"><text:s/>"</text:span>堅定不移<text:span text:style-name="T2">" </text:span>或所謂<text:span text:style-name="T2"><text:s/>"</text:span>擇善固執<text:span text:style-name="T2">"</text:span>，卻往往帶來道德災難。<text:span text:style-name="T2"><text:line-break/><text:line-break/></text:span>我對道德之為物，倒是向來有個堅定不移的原則，那就是<text:span text:style-name="T2"><text:s/>"</text:span>道德無法原則化<text:span text:style-name="T2">"</text:span>。在我看來，道德原則是很不道德的。相對於道德原則之堅定不移與顛撲不破，我比較傾向於隨時根據現實狀況做調整，所謂山不轉路轉，路不轉我自己轉。聽起來很後現代，很虛無，但其實恰恰相反。西方哲學各種主義標籤少說也有幾百個。如果硬要給我自己挑一個，我會挑實用主義<text:span text:style-name="T2"><text:s/>(pragmatism)</text:span>。我也向來派給維根斯坦這樣一個標籤。<text:span text:style-name="T2"><text:line-break/><text:line-break/></text:span>如果拿起一頂帽子裝水喝，那它此時就是個<text:span text:style-name="T2"><text:s/>"</text:span>茶杯<text:span text:style-name="T2">"</text:span>，我並不堅持、也不相信<text:span text:style-name="T2"><text:s/>"</text:span>茶杯<text:span text:style-name="T2">" </text:span>非得有個什麼內在必然的本質或形象。就算你拿電子顯微鏡來尋找，也找不到<text:span text:style-name="T2"><text:s/>"</text:span>茶杯<text:span text:style-name="T2">" </text:span>的必要成份。意義總是隨其用途而定，一個容器，拿來放骨灰就是骨灰罈，拿來撒尿就是尿壺，用途不同，意義也隨之不一樣，即便兩者外表上一模一樣。骨灰罈很神聖，但其神聖並非來自其內在有個什麼神聖的本質，而是來自它的用途，我們的態度也因之而有所不同。<text:span text:style-name="T2"><text:line-break/><text:line-break/></text:span>對實用主義者而言，各種乍看對立的概念，多少都還是可以找到彼此相容的可能性。<text:span text:style-name="T2"><text:line-break/><text:line-break/></text:span>也許你會說，當意義具有如此的相對性與不確定性，絕對價值從何而來？難道實用主義者只是一種務實取向的後現代主義者？當然不是。不過，這就說來話很長而且很難通俗以之了。<text:span text:style-name="T2"><text:line-break/><text:line-break/></text:span>就算口才再好，經過高度通俗化的哲學講述，所能表達者依然極其有限，而且往往充滿扭曲。圈外人聽之，只能當做趣談，當做啟發，當做一種思考上的刺激，而不是當成精確陳述。若要細究，只能進入浩瀚經典。就跟任何一門學科一樣，例如高度通俗化的醫學講述，或有助於養生及預防；若要細究，恐怕也只能花十年、八年，進入無數的醫學專著。<text:span text:style-name="T2"><text:line-break/><text:line-break/></text:span>曾經有人問羅素，<text:span text:style-name="T2">"</text:span>你會為理念而死嗎？<text:span text:style-name="T2">" </text:span>羅素說，<text:span text:style-name="T2">"</text:span>當然不會啊，我又不是笨蛋。<text:span text:style-name="T2">" </text:span>旁人追問，此話怎說？羅素答，<text:span text:style-name="T2">"</text:span>我不會為理念而死，因為理念有可能是錯的。<text:span text:style-name="T2">" </text:span>人可以為愛死，可以為錢亡，但若要為理念而死，恐怕得三思。當然，除非這個理念連結到你個人生命的生存價值上，或許另當別論。願意為它而死者，不見得更高貴；不願為它而死者，也不必然因此而卑下。<text:span text:style-name="T2"><text:line-break/><text:line-break/></text:span>十多年前，我曾一反常態，從書架上拿了幾本哲學書，送給一位初次見面、從未念過西方哲學的朋友。原因無它，因為他問問題時讓我感覺很好笑，他似乎<text:span text:style-name="T2"><text:s/>"</text:span>真的<text:span text:style-name="T2">" </text:span>被某些哲學問題所困擾。一般人談問題總是談在嘴巴上，很少有人真的因此感到困擾。哲學是一種病，但它是一種世上最罕見的疾病，真的得病者似乎鳳毛鱗角。他問我一個有關<text:span text:style-name="T2"><text:s/>"</text:span>絕對價值<text:span text:style-name="T2">" (absolute value) </text:span>的問題。他說他一方面相信絕對價值，但一方面卻又很不想要宣稱它的絕對性，那他不免要懷疑自己到底是信還是不信？<text:span text:style-name="T2"><text:line-break/><text:line-break/></text:span>我跟他說，我覺得我媽媽是全宇宙最偉大的媽媽，對此一信念我毫無疑問，但我需要強迫大家也要跟我信仰同樣的結論嗎？絕對價值難道不能有個適用範圍？許多時候，它之所以絕對，恰恰就是因為它不出方寸之間而只存乎一心；它只適用於我一人。套句維根斯坦的術語，你可以說它是一種全天下就只有我一個人能懂的<text:span text:style-name="T2"><text:s/>"</text:span>私密語言<text:span text:style-name="T2">" (private language)</text:span>，別無同類。<text:span text:style-name="T2"><text:line-break/><text:line-break/></text:span>私密語言即便說出，亦無人能懂，如詩一般。<text:span text:style-name="T2"><text:line-break/><text:line-break/></text:span>陳真<text:span text:style-name="T2">2015. 09.19.<text:line-break/><text:line-break/>p.s.: </text:span>至於劉莉真所言，抱歉我有看沒有懂。你似乎是在抗議什麼或表達某種立場。</text:p>
      <text:p text:style-name="P1"><text:span text:style-name="T3">劉莉真</text:span><text:s/>  |  2015.09.18 20:34   |   <text:a xlink:type="simple" xlink:href="http://palinfo.habago.org/Entry?Command=Information_PrintForum&amp;iPage=307#FORUM33953"><text:span text:style-name="T1">#</text:span></text:a></text:p>
      <text:p text:style-name="P3">致陳真先生：<text:span text:style-name="T2"><text:line-break/><text:line-break/></text:span>「中國公學」開課了，請問，第一堂課上什麼？<text:span text:style-name="T2"><text:line-break/><text:line-break/></text:span>我想學「如何修好易掉鍊的腳踏車和自己更換剎車線」，請不要叫我去腳踏車行修，一條剎車線含工錢在內就要一百元，我付不起。為了支付一百元的剎車線費，我們被迫要去賺「勞保、健保、年金、各種稅費，供養公職吸血蟲和李登輝眾皇帝們的人渣費<text:span text:style-name="T2">.....</text:span>」吃黑心食、吸汙濁氣、看醜陋的人、聽謊言。<text:span text:style-name="T2"><text:line-break/><text:line-break/>(I.Illich)</text:span>的著作《非學校化社會》那樣才是教育。<text:span text:style-name="T2"><text:line-break/><text:line-break/></text:span>民主台灣的政治犯母女<text:span text:style-name="T2"><text:s/></text:span>劉莉真<text:span text:style-name="T2"><text:line-break/>http://blog.udn.com/citizenofROC/article</text:span></text:p>
      <text:p text:style-name="P1"><text:span text:style-name="T3">洪國菘</text:span><text:s/>  |  2015.09.18 18:35   |   <text:a xlink:type="simple" xlink:href="http://palinfo.habago.org/Entry?Command=Information_PrintForum&amp;iPage=307#FORUM33952"><text:span text:style-name="T1">#</text:span></text:a></text:p>
      <text:p text:style-name="P2">感謝陳醫師能夠明白我的意思<text:span text:style-name="T2"><text:line-break/></text:span>從後面的文章中<text:span text:style-name="T2">,</text:span>陳醫師也應該看得出來<text:span text:style-name="T2">,</text:span>我並非完全沒有價值的自利者<text:span text:style-name="T2"><text:line-break/></text:span>但同時的<text:span text:style-name="T2">,</text:span>我也不認為有什麼價值是絕對且不可撼動的<text:span text:style-name="T2">,</text:span>我認可文化認同<text:span text:style-name="T2">,</text:span>自由民主<text:span text:style-name="T2">,</text:span>道德與生命<text:span text:style-name="T2">,</text:span>現實困境與利益<text:span text:style-name="T2">,</text:span>但沒有哪種價值特別凌駕於其他之上<text:span text:style-name="T2">,</text:span>我所追求的是一種中庸<text:span text:style-name="T2">,</text:span>是一種能夠考慮方方面面的最佳解<text:span text:style-name="T2">;</text:span>雖然最佳解的定義也可以質疑與討論<text:span text:style-name="T2"><text:line-break/></text:span>感謝陳醫師的回應<text:span text:style-name="T2">^_^</text:span></text:p>
      <text:p text:style-name="P1"><text:span text:style-name="T3">陳真</text:span><text:s/>  |  2015.09.18 17:38   |   <text:a xlink:type="simple" xlink:href="http://palinfo.habago.org/Entry?Command=Information_PrintForum&amp;iPage=307#FORUM33951"><text:span text:style-name="T1">#</text:span></text:a></text:p>
      <text:p text:style-name="P3">我把你的想法弄成白話文。你的意思，依我的理解是這樣：在社會事務上，你比較相信一套所謂生物法則；這套法則無所謂內在的對或錯，它本質上比較像一種手段或生物性衝動，它的對錯只能根據它的結果及特定需要來判斷；換句話說，這套法則（例如弱肉強食）凌駕在具有內在價值的諸原則之上，只要它能導向一個（在你看來）更好的結果，它便是良善的，至少是合理的。<text:span text:style-name="T2"><text:line-break/><text:line-break/></text:span>我當然不會認同這樣的想法。但是，不認同並不表示勢不兩立。概念是一種抽象化了的現實，有助於現實判斷，卻不等同於現實判斷本身。概念可以純粹，實務卻往往只能依情境而論。一根香蕉定價一塊錢，但如果你一次買五根，我也許四塊錢就賣給你了，但這並不表示<text:span text:style-name="T2">1×5=4</text:span>。<text:span text:style-name="T2"><text:line-break/><text:line-break/></text:span>這聽起來，彷彿是說：不管你相信價值本身或相信結果，終究都沒有差別，終究都只是一種依據現實的利害衡量而非價值判斷。我當然也不是這個意思。基本的<text:span text:style-name="T2"><text:s/>“</text:span>隱喻<text:span text:style-name="T2">” </text:span>不同，在現實的衡量上還是會顯出差異。<text:span text:style-name="T2"><text:line-break/><text:line-break/></text:span>至於你提到的一些詞彙例如理性主義、虛無主義等等，應該只是做通俗解，而非哲學上的意義。理性主義並不是叫人行事要理性。哲學上講到理性主義（<text:span text:style-name="T2">rationalism</text:span>）<text:span text:style-name="T2">, </text:span>往往相對於（但不是對立於）經驗主義（<text:span text:style-name="T2">empiricism</text:span>）。理性主義的意思是說，人類在獲得知識的來源上，主要是依靠於一種先驗（先於經驗）、內建的理性認知能力，從而認知到一些不證自明的基本原理；在這個基礎上，建立起整個知識體系。強調我思故我如何如何的笛卡兒，也許就是這樣一種想法的代表人，認為透過思索，從而便能認識世界。<text:span text:style-name="T2"><text:line-break/><text:line-break/></text:span>我並不認同這樣的想法。我從來都不是一個理性主義者，而是站在它的對立面；若說我是個非理性主義者顯然還更貼切許多。但我當然更不是個像<text:span text:style-name="T2">David Hume </text:span>那樣一種經驗主義者（我心思沒有那麼單<text:span text:style-name="T2"><text:s/>“</text:span>純<text:span text:style-name="T2">”</text:span>）。我對哲學上一切主義都不認同，我覺得那只是妨礙思考的多餘標籤。標籤是這樣一種東西，除非為我們所用，藉以做出概念區分；若以之為概念本身，只是讓腦袋花掉。<text:span text:style-name="T2"><text:line-break/><text:line-break/></text:span>我當然也從來都不是一個人道主義者。我常舉個例，哪天假設有個混蛋或歹徒或債主，拉住我的衣服，擋住我的去路，我罵說，<text:span text:style-name="T2">“</text:span>哭爸啊，閃啦，不要拉啦，拉啥曉！<text:span text:style-name="T2">” </text:span>聽起來，我顯然是在訴求一種行動自由。旁人看了，若因此以為陳真是個自由主義者，那他真的是想太多了。他沒法適當使用標籤，反為標籤所誤。<text:span text:style-name="T2"><text:line-break/><text:line-break/></text:span>我喜歡胡適，同情羅素，尊敬<text:span text:style-name="T2"><text:s/>Chomsky, </text:span>但在哲學上，我跟他們等人的思想可謂南轅北轍。題外話。<text:span text:style-name="T2"><text:line-break/><text:line-break/></text:span>希望我或多或少有回應了您的問題。</text:p>
      <text:p text:style-name="P1"><text:span text:style-name="T3">洪國菘</text:span><text:s/>  |  2015.09.18 15:39   |   <text:a xlink:type="simple" xlink:href="http://palinfo.habago.org/Entry?Command=Information_PrintForum&amp;iPage=307#FORUM33950"><text:span text:style-name="T1">#</text:span></text:a></text:p>
      <text:p text:style-name="P2">陳真醫師<text:span text:style-name="T2">,</text:span>您好<text:span text:style-name="T2">,</text:span>想跟您談一個非常基本的哲學問題<text:span text:style-name="T2"><text:line-break/></text:span>如果一個無罪的人和一百個罪犯的命只能二擇一<text:span text:style-name="T2">,</text:span>而且我們沒有時間選擇兩全其美的辦法<text:span text:style-name="T2">,</text:span>或者說兩全其美的辦法不存在<text:span text:style-name="T2">,</text:span>那應該如何抉擇<text:span text:style-name="T2">?<text:line-break/></text:span>如果我們把這個問題進一步擴大<text:span text:style-name="T2">,</text:span>是一個無辜者的命和全人類的命呢<text:span text:style-name="T2">?<text:line-break/><text:line-break/></text:span>我敬佩人道主義者<text:span text:style-name="T2">,</text:span>不管是您或是王孟源先生我都很敬佩<text:span text:style-name="T2">,</text:span>但理性上同時告訴我<text:span text:style-name="T2">,</text:span>鬥爭是大自然必然存在的現象<text:span text:style-name="T2">,</text:span>這不管我們喜不喜歡<text:span text:style-name="T2">,</text:span>而是必須接受<text:span text:style-name="T2">,</text:span>因為這是自然定律<text:span text:style-name="T2"><text:line-break/></text:span>生物學的研究發現<text:span text:style-name="T2">,</text:span>當滿足一定條件時<text:span text:style-name="T2">,</text:span>動物也會有跟人類一樣的罪惡<text:span text:style-name="T2">,</text:span>會有自相殘殺<text:span text:style-name="T2">,</text:span>亂倫<text:span text:style-name="T2">,</text:span>行為異常<text:span text:style-name="T2"><text:line-break/></text:span>這不只是人類眷養的動物會發生這種情況<text:span text:style-name="T2">,</text:span>在大自然中也同樣有概率會發生<text:span text:style-name="T2">,</text:span>而且是越富裕<text:span text:style-name="T2">,</text:span>越文明<text:span text:style-name="T2">,</text:span>罪惡也同時的進化<text:span text:style-name="T2"><text:line-break/></text:span>罪惡與文明並非此消彼長<text:span text:style-name="T2">,</text:span>而是同時進步的<text:span text:style-name="T2">,</text:span>請注意這點<text:span text:style-name="T2"><text:line-break/><text:line-break/></text:span>如果是絕對的理性主義者<text:span text:style-name="T2">,</text:span>最後的必然結論是虛無主義<text:span text:style-name="T2"><text:line-break/></text:span>當然理性得到虛無主義<text:span text:style-name="T2">,</text:span>並不代表在價值上和感性上就必須虛無主義<text:span text:style-name="T2">,</text:span>所以人類依然可以為自己的生命尋找意義<text:span text:style-name="T2"><text:line-break/></text:span>因此我也認同人道主義者<text:span text:style-name="T2">,</text:span>只要這個人道主義者是建立在客觀承認自然定律的前提條件上<text:span text:style-name="T2"><text:line-break/><text:line-break/></text:span>只要是建立在絕對理性的前提條件上<text:span text:style-name="T2">,</text:span>任何人都可以選擇各種各樣的價值<text:span text:style-name="T2">,</text:span>只要那個人知道自己所選擇的道路會有怎樣的後果與罪惡<text:span text:style-name="T2">,</text:span>並且有背負這種罪惡的覺悟<text:span text:style-name="T2"><text:line-break/><text:line-break/></text:span>我認為道德的本質<text:span text:style-name="T2">,</text:span>是在於追求人類整體的和諧與發展<text:span text:style-name="T2">,</text:span>所以在最前面的問題上<text:span text:style-name="T2">,</text:span>如果兩難問題涉及到人類的存續<text:span text:style-name="T2">,</text:span>這時候道德也是可以放棄的<text:span text:style-name="T2"><text:line-break/></text:span>畢竟要是人類滅亡了<text:span text:style-name="T2">,</text:span>堅守道德也毫無意義<text:span text:style-name="T2"><text:line-break/><text:line-break/></text:span>對我來說<text:span text:style-name="T2">,</text:span>國家之間的鬥爭是一種生物本能<text:span text:style-name="T2">,</text:span>自古以來<text:span text:style-name="T2">,</text:span>不談游牧民族侵略中國<text:span text:style-name="T2">,</text:span>中國的聰明商人在面對憨厚的遊牧民族也沒少佔便宜過<text:span text:style-name="T2"><text:line-break/></text:span>有優勢不可能不利用自己的優勢<text:span text:style-name="T2">,</text:span>這是動物本能<text:span text:style-name="T2"><text:line-break/></text:span>面對人口比中國少<text:span text:style-name="T2">,</text:span>自然稟賦比中國劣勢的小國<text:span text:style-name="T2">,</text:span>不可能要求他們不使用些陰暗的手段<text:span text:style-name="T2"><text:line-break/></text:span>當然不只是對小國而言<text:span text:style-name="T2">,</text:span>即使是我相當不喜歡的美國<text:span text:style-name="T2">,"</text:span>理性上<text:span text:style-name="T2">"</text:span>我仍然承認他們發揮自己的優勢去掠奪全世界的利益是生物本能<text:span text:style-name="T2"><text:line-break/><text:line-break/></text:span>那麼在國家認同<text:span text:style-name="T2">,</text:span>或者戰爭之類的問題上<text:span text:style-name="T2">,</text:span>基於理性<text:span text:style-name="T2">,</text:span>基於虛無主義<text:span text:style-name="T2">,</text:span>基於我理解到各種選擇的後果的前提上<text:span text:style-name="T2">,</text:span>我所能選擇的就是認同中國<text:span text:style-name="T2">,</text:span>認同統一<text:span text:style-name="T2">,</text:span>因為這是一個能夠在道德良心上<text:span text:style-name="T2">,</text:span>歷史和文化認同上<text:span text:style-name="T2">,</text:span>還有現實利益與未來趨勢等各種價值的總和評斷後所能得到的最好結論<text:span text:style-name="T2"><text:line-break/><text:line-break/></text:span>而我也不反對戰爭<text:span text:style-name="T2">,</text:span>良心上和價值上我希望不要有戰爭<text:span text:style-name="T2">,</text:span>人與人之間不要互相傷害<text:span text:style-name="T2">,</text:span>但理性上我認為這是自然定律<text:span text:style-name="T2">,</text:span>如果生物的鬥爭不可避免<text:span text:style-name="T2">,</text:span>那我們只能夠選擇一個能夠得到總體最大利益的對象來作為鬥爭的對象<text:span text:style-name="T2">,</text:span>而且必要時不排除使用戰爭與殺人作為手段<text:span text:style-name="T2"><text:line-break/><text:line-break/></text:span>我雖不認同絕對的人道主義者<text:span text:style-name="T2">,</text:span>但我尊重這些人<text:span text:style-name="T2">,</text:span>所以我也要求這些人必須尊重我的理性選擇<text:span text:style-name="T2"><text:line-break/></text:span>不知陳真醫師對我的價值認同否<text:span text:style-name="T2">?</text:span></text:p>
      <text:p text:style-name="P1"><text:span text:style-name="T3">江</text:span><text:s/><text:span text:style-name="T3">修</text:span><text:s/>  |  2015.09.18 10:27   |   <text:a xlink:type="simple" xlink:href="http://palinfo.habago.org/Entry?Command=Information_PrintForum&amp;iPage=307#FORUM33949"><text:span text:style-name="T1">#</text:span></text:a></text:p>
      <text:p text:style-name="P3">空谷跫音</text:p>
      <text:p text:style-name="P1"><text:span text:style-name="T3">陳真</text:span><text:s/>  |  2015.09.18 08:04   |   <text:a xlink:type="simple" xlink:href="http://palinfo.habago.org/Entry?Command=Information_PrintForum&amp;iPage=307#FORUM33948"><text:span text:style-name="T1">#</text:span></text:a></text:p>
      <text:p text:style-name="P2">後記<text:span text:style-name="T2"><text:s/>2<text:line-break/><text:line-break/></text:span>講到中國公學，其實我應該順便感謝三十多年前的一個人，因為我有些資料就是從他的三本書中讀到。奇怪的是，他卻不要我的感謝，並且為之暴跳如雷，似乎認為我在故意羞辱他；他說他有更好的一堆著作，為何我不提，偏要提那幾本<text:span text:style-name="T2"><text:s/>(</text:span>有污點的<text:span text:style-name="T2">) </text:span>書？但我絲毫無意羞辱，我確實認為那三本他年輕時候寫的書，應該就是他一生能寫出最好的書了，特別是那本<text:span text:style-name="T2"><text:s/>"</text:span>恐龍的傳人<text:span text:style-name="T2">" </text:span>，影響我還蠻大的，另一本叫<text:span text:style-name="T2"><text:s/>"</text:span>一個大學生的覺醒<text:span text:style-name="T2">"</text:span>，還有一本<text:span text:style-name="T2"><text:s/>"</text:span>叛徒的告白<text:span text:style-name="T2">"</text:span>。今天，如果我在大學教書，我會建議學生把這三本書不妨拿來讀一讀，撫今思昔，想一想自己的大學生涯應該怎麼過。<text:span text:style-name="T2"><text:line-break/><text:line-break/></text:span>我是三十多年前念大一時讀到李筱峰的這三本書。李筱峰先前因為對政大風氣的不滿，寫了一封信給學校老師發表高論，被以侮辱師長為名，遭政大教育系退學，後來又轉入淡江歷史系。我在他念研究所時，寫了一封信給他，感謝他的書對我的啟發，並表示我對他書中所提台灣各大學之不思專精學問、不問天下蒼生、當局似有意愚化之嫌的逸樂習氣，頗有同感。<text:span text:style-name="T2"><text:line-break/><text:line-break/></text:span>後來，我們還通了幾封信。我在信裏頭提到，台灣社會腐敗，人心愚眛，大學生整天忙於舞會打麻將，對知識對思想對生命毫無熱情。我說，對此似應從根救起，因此慎重考慮想放棄醫學，改念教育或其他人文科系，想去當一個小學老師。他迅速回了一封信給我說，希望我三思而後行，因為諸多理想在台灣恐難實現。<text:span text:style-name="T2"><text:line-break/><text:line-break/></text:span>我們僅有的一次碰面，就是在<text:span text:style-name="T2">1987</text:span>年姚嘉文剛出獄、旋即準備和黃信介競爭黨主席的一個私人聚餐上，地點就在我們站樁常去的師大那個廁所的樓下。<text:span text:style-name="T2"><text:line-break/><text:line-break/></text:span>李筱峰之所以很感冒我對他那幾本書的感謝是因為，那幾本書相當<text:span text:style-name="T2"><text:s/>"</text:span>統<text:span text:style-name="T2">"</text:span>，非常<text:span text:style-name="T2"><text:s/>"</text:span>大中國<text:span text:style-name="T2">"</text:span>，完全就是國父與三民主義的信徒，用時下流行術語來說就是<text:span text:style-name="T2"><text:s/>"</text:span>充滿中國的毒素<text:span text:style-name="T2">"</text:span>。<text:span text:style-name="T2"><text:line-break/><text:line-break/></text:span>李筱峰黨外時代屬於溫和理性派，大約有三不，不喊台獨，不上街頭，不批蔣家，跟他後來充滿排他性的台獨急先鋒形象，大相逕庭。阿扁剛執政時，民怨沸騰，數萬教師走上街頭，李筱峰寫文章開罵，標題叫<text:span text:style-name="T2"><text:s/>"</text:span>寡廉鮮恥上街頭<text:span text:style-name="T2">"</text:span>，文章裏頭說，教師在過去是支持國民黨的一群人，不曾為民主努力，而是幫凶，因此不配享有權利，如今竟敢上街頭抗議，實在無恥。我看他寫出這麼荒唐的文章，感覺他的公民素養不是很好，所以一連寫了五篇文章，叫做<text:span text:style-name="T2"><text:s/>"</text:span>給李筱峰上五堂公民課<text:span text:style-name="T2">"</text:span>，免費幫他上了五堂<text:span text:style-name="T2"><text:s/>"</text:span>公民與道德<text:span text:style-name="T2">"</text:span>。<text:span text:style-name="T2"><text:line-break/><text:line-break/></text:span>在我那個年代，偶語棄市，文字成獄，言論管制得水洩不通，比起當今大陸言論尺度，完全是百倍以上的嚴苛肅殺，想讀點管制以外的東西非常不容易。如果我沒記錯，李筱峰那幾本書，其中一兩本當時應是禁書，不過現在應該都還找得到。我亦留存至今，但不忍再讀。<text:span text:style-name="T2"><text:line-break/><text:line-break/></text:span>時光飛逝，很多人與事都已今非昔比，也許變化本是常態，不足為奇。可我總希望，不管時光河流如何千載萬年地往前飛奔，總該有些不變的東西，一如情感般，始終長存。<text:span text:style-name="T2"><text:line-break/><text:line-break/></text:span>陳真<text:span text:style-name="T2"><text:s/>2015. 09. 18.</text:span></text:p>
      <text:p text:style-name="P4"/>
      <text:p text:style-name="P1"><text:span text:style-name="T3">陳真</text:span><text:s/>  |  2015.09.18 03:52   |   <text:a xlink:type="simple" xlink:href="http://palinfo.habago.org/Entry?Command=Information_PrintForum&amp;iPage=308#FORUM33947"><text:span text:style-name="T1">#</text:span></text:a></text:p>
      <text:p text:style-name="P2">不捨夢想？<text:span text:style-name="T2"><text:line-break/><text:line-break/><text:line-break/></text:span>後記<text:span text:style-name="T2"><text:s/>1</text:span>：<text:span text:style-name="T2"><text:line-break/><text:line-break/></text:span>曾經提過，在我讀國一那一年，曾代表學校參加一個全市<text:span text:style-name="T2"><text:s/>(</text:span>或全國我忘了<text:span text:style-name="T2">) </text:span>有關<text:span text:style-name="T2"><text:s/>"</text:span>匪情資料<text:span text:style-name="T2">" </text:span>的愛國作文比賽，得了一面獎牌。為了準備這個比賽，學校當時有個<text:span text:style-name="T2"><text:s/>"</text:span>匪情資料室<text:span text:style-name="T2">" </text:span>就開放讓我自由取閱。我並不是為了比賽才去研讀那些往往厚達千頁的各種官方資料，而是讀出熱情來。它不光講國共內戰，北伐，抗戰，也講到共匪的各種奇奇怪怪的運動與天災人禍，三反五反、大躍進、土法煉鋼、大鳴大放以及各種階級鬥爭與大饑荒人吃人慘劇等等，同時也講到五四運動、胡適，中國公學，聞一多<text:span text:style-name="T2">....</text:span>除了歷史，講得最多的當然就是在我念國中當時大陸正如火如荼的文革、四人幫、紅衛兵、打著紅旗反紅旗、打倒牛鬼蛇神等等等。<text:span text:style-name="T2"><text:line-break/><text:line-break/></text:span>我那早已幻滅的辦學夢想，也許最早就來自這個時候。後來上高中、念大學後，讀了更多有關中國公學的資料，對它更是非常非常嚮往；<text:span text:style-name="T2">"</text:span>中國公學<text:span text:style-name="T2">" </text:span>四個字，從小到大，從少年到青年到中年，始終縈繞我心，揮之不去。但我從小學到大學，在台灣念過的學校卻是一間比一間恐怖，那不是在教育人，而是整人；心靈虐待，傷害大腦，扭曲人格，意識形態充斥，充滿虛榮與非理性，乃至愚蠢，對真實與真理毫無熱情，對於功名利祿倒是前仆後繼，甚至無所不用其極，大學淪為一種垃圾加工廠、競技場，自愚愚人，莫此為甚。但是，大部份老師和學生卻似乎很滿意如此，甚至以之為傲。<text:span text:style-name="T2"><text:line-break/><text:line-break/></text:span>少年胡適就是出身中國公學，後來擔任校長。僅有小學學歷的沈從文，便是應胡適之邀來此任教，在大學部教現代文學，愛上了坐在台下的一個女學生<text:span text:style-name="T2">--</text:span>張兆和。<text:span text:style-name="T2"><text:line-break/><text:line-break/></text:span>胡適念中國公學時，應該差不多<text:span text:style-name="T2">16-17</text:span>歲吧，當時，一些學生因為不滿學校取消<text:span text:style-name="T2"><text:s/>"</text:span>學生參與校務<text:span text:style-name="T2">" </text:span>的立校傳統，藉由罷課，與校方起了衝突。校方旋即施展高壓手段，退學了一些人，結果，造成包括胡適在內的一百多個學生的跟進，自動離校走人，不念了。這一百多個同學竟然以十分克難的方式，自己找場地，找老師，找職員，創辦了一所學校就叫做<text:span text:style-name="T2"><text:s/>"</text:span>新中國公學<text:span text:style-name="T2">"</text:span>，跟母校打擂台。胡適當時其實連一張小學畢業證書也沒有<text:span text:style-name="T2"><text:s/>(</text:span>他經常在換學校<text:span text:style-name="T2">)</text:span>，但他並沒有繼續就讀<text:span text:style-name="T2"><text:s/>"</text:span>新中國公學<text:span text:style-name="T2">"</text:span>，而是在<text:span text:style-name="T2"><text:s/>"</text:span>新中國公學<text:span text:style-name="T2">" </text:span>教起書來，教英文。一兩年後，新舊公學達成協議，合併為一所學校。<text:span text:style-name="T2"><text:line-break/><text:line-break/></text:span>中國公學，是我心目中，學校之所以是學校、大學之所以<text:span text:style-name="T2"><text:s/>"</text:span>大<text:span text:style-name="T2">" </text:span>的一個理想典範，真正重視知識和思想以及做為一個人的價值。胡適在<text:span text:style-name="T2">1929</text:span>年的畢業典禮上，以校長身份，留下一句臨別贈言給畢業生，他說：<text:span text:style-name="T2">"</text:span>不要放棄學問<text:span text:style-name="T2">"</text:span>。沒想到，事隔<text:span text:style-name="T2">86</text:span>年，網路上竟然還能找到當時這段致詞的全文，但我聽這聲音不像胡適本人，應是後人照著唸稿子：<text:span text:style-name="T2"><text:line-break/><text:line-break/>http://www.tudou.com/programs/view/PVTpDjUdvy8/<text:line-break/><text:line-break/></text:span>胡適這些話，年少聽聞，熱血澎湃，當你歷盡無數艱難滄桑，更覺生命可貴；倏忽即過，不應虛擲。<text:span text:style-name="T2"><text:line-break/><text:line-break/></text:span>當你年輕時，不妨一字一句把這些表面上平淡無奇的話，熱烈地聽進心裏頭。三十年後，當你回首過往，再來重新聽聽胡適這些話，想想它究竟有沒有道理。<text:span text:style-name="T2"><text:line-break/><text:line-break/></text:span>胡適這些話也許可以如此改述：莫忘初衷，不要荒廢生命。<text:span text:style-name="T2"><text:line-break/><text:line-break/></text:span>陳真<text:span text:style-name="T2"><text:s/>2015. 09. 18.</text:span></text:p>
      <text:p text:style-name="P1"><text:span text:style-name="T3">吳翰敏</text:span>(H.M.)   |  2015.09.16 15:10   |   <text:a xlink:type="simple" xlink:href="http://palinfo.habago.org/Entry?Command=Information_PrintForum&amp;iPage=308#FORUM33946"><text:span text:style-name="T1">#</text:span></text:a></text:p>
      <text:p text:style-name="P3"><text:span text:style-name="T2">TO </text:span>陳真醫師<text:span text:style-name="T2"><text:line-break/><text:line-break/></text:span>謝謝陳醫師撥冗回答</text:p>
      <text:p text:style-name="P1"><text:span text:style-name="T3">陳俊和</text:span><text:s/>  |  2015.09.16 04:01   |   <text:a xlink:type="simple" xlink:href="http://palinfo.habago.org/Entry?Command=Information_PrintForum&amp;iPage=308#FORUM33944"><text:span text:style-name="T1">#</text:span></text:a></text:p>
      <text:p text:style-name="P2">其實如果閱聆陳真醫師文字只是求一個爽；抑或答案，其實是會看不長久的。<text:span text:style-name="T2"><text:line-break/></text:span>依我潛藏這裡多年的感受而言，陳醫師對於各式提問的回文，都不若於他真正抒發己身時的深刻與遼闊！<text:span text:style-name="T2"><text:line-break/></text:span>這當然是純屬個人在這個園地屬資深純讀者的心聲，但這並不意味或反對任何提論者或貶抑陳醫師回文的深度，而是不忍。<text:span text:style-name="T2"><text:line-break/></text:span>沒去統計，但頻率頗高的發現；類似上一篇提問，彷彿一而再、再而三的讓陳醫師鳥起同一把火似的！<text:span text:style-name="T2"><text:line-break/></text:span>最喜歡陳醫師聊哲學、說著維根斯坦、那裏頭迴盪著羅素的身影、圖林的悲憤，還有很多很多的美好<text:span text:style-name="T2">....<text:line-break/></text:span>難道來這裡不能多一點對這些愉快的聆聽來對陳醫師乞討些施捨嗎？<text:span text:style-name="T2"><text:line-break/></text:span>好吧，首發；也算是平衡報導好了，謝謝大家。</text:p>
      <text:p text:style-name="P1"><text:span text:style-name="T3">陳真</text:span><text:s/>  |  2015.09.16 03:05   |   <text:a xlink:type="simple" xlink:href="http://palinfo.habago.org/Entry?Command=Information_PrintForum&amp;iPage=308#FORUM33943"><text:span text:style-name="T1">#</text:span></text:a></text:p>
      <text:p text:style-name="P3">翰敏，<text:span text:style-name="T2"><text:line-break/><text:line-break/></text:span>對不起，我若面對的是一個人而不是一個符號時，自然就不會使用<text:span text:style-name="T2"><text:s/>"</text:span>中毒<text:span text:style-name="T2">" </text:span>這樣直接而不禮貌的說法。<text:span text:style-name="T2"><text:line-break/><text:line-break/></text:span>所謂中毒，意義有兩層。<text:span text:style-name="T2"><text:line-break/><text:line-break/></text:span>第一層是道德上的：你說我什麼<text:span text:style-name="T2"><text:s/>"</text:span>思念<text:span text:style-name="T2">" </text:span>祖國。這樣一種公開的心理指涉，請問我要如何反駁？我如何可能證明我有或沒有這樣一種心理狀態？<text:span text:style-name="T2"><text:line-break/><text:line-break/></text:span>所以，這不是在討論事情，而是<text:span text:style-name="T2"><text:s/>"</text:span>夾纏<text:span text:style-name="T2">"</text:span>，因為個人心理是<text:span text:style-name="T2">(</text:span>邏輯上<text:span text:style-name="T2">)</text:span>無法指涉、<text:span text:style-name="T2">(</text:span>道德上<text:span text:style-name="T2">)</text:span>也不該指涉的，這樣的指涉令人厭惡<text:span text:style-name="T2"><text:s/>(</text:span>至少令我厭惡<text:span text:style-name="T2">)</text:span>，因為旁人沒有權力對任何非公眾人物公開進行這樣一種心理指涉。任何一個非公眾人物，他有著什麼樣的情感狀態，純粹是他家的事，旁人應該敬若神明，不得碰觸。這些話我寫過幾千萬遍了。<text:span text:style-name="T2"><text:line-break/><text:line-break/></text:span>第二層意義是思考品質上的中毒。我發現台灣人有著一種非常典型的<text:span text:style-name="T2"><text:s/>"</text:span>思考<text:span text:style-name="T2">" </text:span>方式<text:span text:style-name="T2">(</text:span>這也能叫思考嗎？<text:span text:style-name="T2">)</text:span>，也許是主流教育教出來的。簡單說，當我們討論事情時，不是專注在對方言行可供觀察與議論的理性部份，而是專往對方心理幽微的層面去猜測與推想，而且往往是一種隱含貶低意味的設想與指涉。<text:span text:style-name="T2"><text:line-break/><text:line-break/></text:span>這類八卦式議論的特徵之一就是，動不動就往動機或心理上去猜疑，典型句子就是：他一定是心理上或生平遭遇上曾經如何如何，所以才如何如何。<text:span text:style-name="T2"><text:line-break/><text:line-break/></text:span>好萊塢電影幾乎全部都是玩這一套幼稚情節：一個人因為曾經如何如何，所以他心理上如何如何，因此他做出這樣那樣的行為，因此他有著這樣那樣的思想，終於有了這樣那樣的決定與行動。<text:span text:style-name="T2"><text:line-break/><text:line-break/></text:span>可是，這樣一種討論不叫討論，這叫聊八卦。這樣一種思考不叫思考，而是猜疑、推測，就跟我隔壁的歐巴桑一定懷疑我有自閉症是一樣的<text:span text:style-name="T2"><text:s/>"</text:span>思考<text:span text:style-name="T2">" </text:span>方式，因為我從不跟社區的人聊天打交道，對她們來說，這不是自閉症，什麼是自閉症。<text:span text:style-name="T2"><text:line-break/><text:line-break/></text:span>我並非否認動機論或心理分析在思考上的意義與某種價值。問題是，它只能以概念集體陳述，很難具體指涉某個人。<text:span text:style-name="T2"><text:line-break/><text:line-break/></text:span>台灣這十幾二十年來最流行的所謂<text:span text:style-name="T2">“</text:span>愛台灣<text:span text:style-name="T2">”</text:span>，當然又是另一類更加卑鄙齷齪的議論方式了。那不是議論，而是藉由無從檢驗的心理指涉扣帽子，指控內心思想之忠貞與否，藉以震懾眾人，抹黑異己，讓對手根本無從辯駁。法西斯以及過去的宗教裁判所，最喜歡來這一套心理陳述，從各種不相干的言行中，他都能任意隨他高興，找到你的犯罪證據，找到你之所以如此不忠不義的犯罪根源。<text:span text:style-name="T2"><text:line-break/><text:line-break/></text:span>希望我有回答你的問題。</text:p>
      <text:p text:style-name="P1"><text:span text:style-name="T3">陳真</text:span><text:s/>  |  2015.09.16 02:24   |   <text:a xlink:type="simple" xlink:href="http://palinfo.habago.org/Entry?Command=Information_PrintForum&amp;iPage=308#FORUM33942"><text:span text:style-name="T1">#</text:span></text:a></text:p>
      <text:p text:style-name="P2">有些人常要我寫，寫美國，寫以巴，寫伊拉克、敘利亞、阿富汗<text:span text:style-name="T2">...</text:span>等等等，但叫我最好別寫到台灣，因為台灣這些綠色的齷齪混蛋千萬不能惹。<text:span text:style-name="T2"><text:line-break/><text:line-break/></text:span>不管寫什麼，我對於寫這類給大家看、有關現實的東西，情緒上很排斥。原因之一其實很簡單：我寫不出來心裏的恨。<text:span text:style-name="T2"><text:line-break/><text:line-break/></text:span>我特別痛恨那些所謂形象清新、打著各種進步與改革旗號、整天高喊什麼民主、人權與公義藉以名利雙收的混蛋人渣，可我寫不出來他們齷齪無恥的萬分之一，就好像全世界的出版社就算不眠不休地不斷出版，也永遠跟不上美國不斷製造的各種血腥暴行數量之多。<text:span text:style-name="T2"><text:line-break/><text:line-break/></text:span>懷恨者往往心存暴力，但暴力無濟於事，而且正中敵人下懷；你越是使用暴力，他越能有藉口大展鴻圖。話雖如此，我終究能理解暴力從何而來，它來自一種對於說理的絕望，是非善惡的絕望。<text:span text:style-name="T2"><text:line-break/><text:line-break/></text:span>台灣人，台灣社會，從來都不願講理，而只完全熱衷於一種極其窩囊卻又極其陰暗邪惡的強欺弱、眾暴寡式的霸凌與糟蹋。不管哪面顏色的旗子稱王，永遠都是玩這一套。<text:span text:style-name="T2"><text:line-break/><text:line-break/></text:span>混蛋人渣固然可惡，但所有那些對於如此瀰漫的各種是非顛倒、無日無之的各種抹黑造謠，各種醜陋惡行等等等，採袖手旁觀、無感、明哲保身、從不表態發聲、甚至還迎合、看好戲者，恐怕才是真正的道德之賊。<text:span text:style-name="T2"><text:line-break/><text:line-break/></text:span>這類明哲保身人士，特別喜歡故作理性大度、溫馨愛心狀地說：<text:span text:style-name="T2">"</text:span>若有為惡者，頂多也只是少數<text:span text:style-name="T2">"</text:span>；意謂一鍋粥頂多只是幾粒老鼠屎，何必大驚小怪？但我看到的台灣不是這樣，它是一鍋屎，裏頭頂多幾粒白米。那些喜歡故做溫馨狀的明哲保身人士，恰恰是這鍋屎裏頭最為惡臭的一堆屎。但丁若還活著，不知道會把這樣的人給丟到地獄第幾層。<text:span text:style-name="T2"><text:line-break/><text:line-break/></text:span>也許你會說，痛恨有何用？重點是，這不是什麼有用沒用的問題，而是一個人如果他還有點人味，還有點人性與良知，他怎麼可能對於撲天蓋地的惡行全然無感？是非黑白顛倒，忠奸善惡易位，而你真能如此無感？每天照樣爽爽地過日子，心裏都沒有半點惆悵與憤怒？<text:span text:style-name="T2"><text:line-break/><text:line-break/></text:span>我知道寫這些東西寫了也是白寫，毫無意義，所以幹它媽的我也不是很喜歡寫這類給大家看熱鬧、藉以匿名灑口水的東西。我只是經常感到納悶，媽的，這個是非顛倒、暴民橫行、人渣政客當道為所欲為的社會，究竟是要邪惡醜陋是非善惡顛倒到什麼樣的地步，然後台灣人終於才會對邪惡感到憤怒與厭惡，對理性與良善發出渴望？<text:span text:style-name="T2"><text:line-break/><text:line-break/></text:span>當然，底下這些事，只是台灣現狀之為惡的一點點點點點皮毛而已。我並不是在談<text:span text:style-name="T2"><text:s/>"</text:span>這<text:span text:style-name="T2">" </text:span>件事，而是在講一種整體現象。<text:span text:style-name="T2"><text:line-break/><text:line-break/></text:span>我常告訴自己，台灣人高興就好，他們喜歡怎麼惡搞，喜歡怎麼荒唐與自我做賤甚至自我毀滅，就由他去吧。台灣人又不是全體都是三歲小孩，他們喜歡創造這樣的社會，就由他去吧，我們只能想辦法看有沒有可能逃離這個地方。生前逃不了的，死後總有辦法吧。我只能如此安慰及勉勵自己。<text:span text:style-name="T2"><text:line-break/><text:line-break/></text:span>台灣人既然對於惡行無感，絲毫不會憤怒，那我憤怒幹啥呢？沒必要。我也只能這樣想，盡量學習道德無感，最好是能學到進階班，不但對惡無感，而且還能樂在其中。這是我活在這島上的一個努力目標：做一個<text:span text:style-name="T2"><text:s/>"</text:span>正港ㄟ台灣郎<text:span text:style-name="T2">"</text:span>。<text:span text:style-name="T2"><text:line-break/><text:line-break/></text:span>若是時光倒流，三十年前，我絕對沒法想像三十年後的今天，我竟然必須反覆寫這樣一些事實上毫無意義的文字，彷彿我面對的不是一群具有正常人性與基本智力的人，因此必須從一切事理的<text:span text:style-name="T2">ABC</text:span>不斷反覆說起。<text:span text:style-name="T2"><text:line-break/><text:line-break/></text:span>但是，你可以教導他人數學，你可以教導他人物理，你甚至有可能教導他人如何思考，但你有沒有可能教導他人，以一種合乎基本人性與理性的方式，對某人事物產生喜歡或厭惡？依我看是不可能。我們只是一直在做一些必然註定失敗的努力。<text:span text:style-name="T2"><text:line-break/><text:line-break/></text:span>陳真<text:span text:style-name="T2">2015.09.15.<text:line-break/>=================<text:line-break/><text:line-break/>http://goo.gl/EQLK7W<text:line-break/><text:line-break/><text:line-break/></text:span>「伊梓帆」落淚發聲明<text:span text:style-name="T2"><text:s/></text:span>洪秀柱心疼<text:span text:style-name="T2"><text:line-break/><text:line-break/>2015-09-1<text:line-break/><text:line-break/></text:span>聯合報系攝影中心<text:span text:style-name="T2"><text:s/></text:span>記者林澔一╱即時報導<text:span text:style-name="T2"> <text:line-break/><text:line-break/></text:span>國民黨總統參選人洪秀柱（右一）上午在辦公室舉辦「挺民主<text:span text:style-name="T2"><text:s/></text:span>不孤單<text:span text:style-name="T2">-</text:span>挺柱女孩加油見面會」。伊伊（左一）、梓甯（右二）與小帆（左二）組成「伊梓帆」團體，日前拍攝挺柱桌曆遭到網友圍剿。「伊梓帆」成員上午難過落淚，洪秀柱表達對三人的心疼。<text:span text:style-name="T2"><text:line-break/><text:line-break/></text:span>【中央社／台北<text:span text:style-name="T2">15</text:span>日電】<text:span text:style-name="T2"><text:line-break/><text:line-break/></text:span>國民黨總統參選人洪秀柱今天與挺柱女孩伊梓帆等人見面，伊梓帆發表聲明，她們從未跟球團簽約，所謂違約是不實指控，並呼籲大家不要抵制買票看球賽。<text:span text:style-name="T2"><text:line-break/><text:line-break/></text:span>伊梓帆寫了一段聲明稿，梓甯先為這件事對社會造成波動致歉，她哽咽表示，在媒體上確實受到很大壓力，網友使用不堪入目的措辭和語氣謾罵，當下很難過，甚至也波及其他的<text:span text:style-name="T2">girls</text:span>，說好永遠陪伴的粉絲更一一離去，剩下的只有曲解。<text:span text:style-name="T2"><text:line-break/><text:line-break/></text:span>梓甯表示，被抨擊到不知如何喘氣，要是沒有家人鼓勵，沒辦法出來面對大家表演。事發的第一時間，她們被踢出通訊群組，她感慨這些年來多少場的日曬雨淋，為球隊跳舞，有酬、無酬都沒有計較過，她們感念球隊給機會表演，讓她們變成「伊梓帆」，但換來的是沒有一句慰問，被切割、封殺。<text:span text:style-name="T2"><text:line-break/><text:line-break/></text:span>伊梓帆聲明，她們拍攝桌曆沒有使用球團的名義，也強調不能使用；其次，沒有跟球團簽約，所謂違反競業條款、違約都是不實指控。<text:span text:style-name="T2"><text:line-break/><text:line-break/></text:span>她們也呼籲抵制買票進場看棒球的朋友要冷靜，梓甯說，「球團可以沒有我們，但是不能沒有你們」，大家還是要繼續支持中華職棒，她們也願意號召粉絲一起買票進場看棒球。<text:span text:style-name="T2"><text:line-break/><text:line-break/></text:span>洪秀柱表示，事情發生到現在，「真的不知道她們做錯了甚麼？」，她們只是選擇了想要支持的對象，出了這份桌曆，現在不是民主包容的社會嗎？<text:span text:style-name="T2"><text:line-break/><text:line-break/></text:span>洪秀柱給女孩們一個深深的擁抱，肯定她們的真誠勇敢，社會就需要這樣的人；洪秀柱也安慰她們不要難過，「你們想想柱柱姐被霸凌成甚麼樣子，圖像還被合成猥褻畫面」，並鼓勵伊梓帆原諒那些不知道自己在做什麼的人，要把真誠勇敢充滿愛的力量傳遞給社會。<text:span text:style-name="T2"><text:line-break/><text:line-break/>==============<text:line-break/></text:span>洪<text:span text:style-name="T2">:</text:span>心疼「伊梓帆」不容坐視民主價值受到傷害<text:span text:style-name="T2"><text:line-break/><text:line-break/></text:span>自立晚報<text:span text:style-name="T2"><text:line-break/><text:line-break/>2015</text:span>年<text:span text:style-name="T2">9</text:span>月<text:span text:style-name="T2">11</text:span>日<text:span text:style-name="T2"><text:line-break/><text:line-break/>(</text:span>記者黃秀麗臺北報導<text:span text:style-name="T2">)</text:span>三位年輕女孩伊伊、梓梓及小帆，與其他九位青年朋友，為了拍攝「挺柱桌曆」，不但遭網路霸凌，並且被球團宣佈取消她們的展演工作，目前正在南部拜訪基層的國民黨總統參選人洪秀柱聞訊，感到難過與心疼，表示在北返後將盡快與「伊梓帆」及所有拍攝挺柱桌曆的成員見面表逹慰問與謝意。<text:span text:style-name="T2"><text:line-break/><text:line-break/></text:span>洪秀柱認為民主社會，任何人都有表達意見的自由，縱然看法不同，也應該相互尊重。怎能用這樣的方式「懲處」年輕人<text:span text:style-name="T2">?! </text:span>更何況他們何過之有<text:span text:style-name="T2">?<text:line-break/><text:line-break/></text:span>最近「伊梓帆」與其他九位年輕朋友，在洪秀柱及洪辦不知情的情況下，主動拍攝「挺柱桌曆」，不料新聞曝光後，「伊梓帆」三人居然遭到特定網軍展開的網路霸凌，讓三位甜美女孩在家裡難過了許久，不知道自己究竟是做錯了什麽？<text:span text:style-name="T2"><text:line-break/><text:line-break/></text:span>不料在網路霸凌尚未平息之際，又傳出球團宣佈要停止「伊梓帆」在球團的表演工作，讓「伊梓帆」三人更是傷心錯愕。<text:span text:style-name="T2"><text:line-break/><text:line-break/></text:span>洪辦表示，「伊梓帆」與另外九位拍攝挺柱桌曆的湘凌、蕙如、胡毛毛、仁宣、<text:span text:style-name="T2">Viya</text:span>、<text:span text:style-name="T2">Riva</text:span>殷宛琦、<text:span text:style-name="T2">Anita</text:span>及兩位男生<text:span text:style-name="T2">Alex</text:span>、<text:span text:style-name="T2">Ray</text:span>等十二位年輕朋人，都是主動義助，且分文未取，事先也沒告知洪秀柱或洪辦任何人。人在南部的洪秀柱在第一時間獲悉「伊梓帆」遭網路霸凌後，就在臉書發表意見，對台灣民粹至此深感遺憾，認為大家都有表逹意見的自由，應該互相尊重。<text:span text:style-name="T2"><text:line-break/><text:line-break/></text:span>傍晚聽說「伊梓帆」三人居然為此被球團停止所有表演更是難過，洪秀柱表示，已請洪辦與「伊梓帆」三人及另九位共同拍攝桌曆的年輕朋友連絡，北返後盡快與大家見面，表逹感謝及慰問之意。<text:span text:style-name="T2"><text:s/>(</text:span>自立晚報<text:span text:style-name="T2">2015/9/11)</text:span></text:p>
      <text:p text:style-name="P1"><text:span text:style-name="T3">吳翰敏</text:span>(H.M.)   |  2015.09.16 00:00   |   <text:a xlink:type="simple" xlink:href="http://palinfo.habago.org/Entry?Command=Information_PrintForum&amp;iPage=308#FORUM33941"><text:span text:style-name="T1">#</text:span></text:a></text:p>
      <text:p text:style-name="P3"><text:span text:style-name="T2">TO </text:span>陳真醫師<text:span text:style-name="T2"><text:line-break/><text:line-break/></text:span>感謝陳醫師您的回答<text:span text:style-name="T2"><text:line-break/>PS.<text:line-break/>1.</text:span>我已把本名打出<text:span text:style-name="T2"><text:line-break/><text:line-break/>2.</text:span>用「祖國的思念」<text:span text:style-name="T2">,</text:span>只是你上一篇文章與以前舊文用過「祖國」及看到「我若年輕個<text:span text:style-name="T2">20</text:span>歲，老早投奔怒海回歸祖國」這句才會用這些詞<text:span text:style-name="T2">.</text:span>所以您所謂的中「毒」中在哪<text:span text:style-name="T2">?</text:span>還是會這樣發問的「人」另有他人<text:span text:style-name="T2">?</text:span></text:p>
      <text:p text:style-name="P1"><text:span text:style-name="T3">陳真</text:span><text:s/>  |  2015.09.15 18:38   |   <text:a xlink:type="simple" xlink:href="http://palinfo.habago.org/Entry?Command=Information_PrintForum&amp;iPage=308#FORUM33940"><text:span text:style-name="T1">#</text:span></text:a></text:p>
      <text:p text:style-name="P2">匿名的我很不想回答，因為我不知道你是熟人或陌生人？小學生或老公公或歐巴桑？身份不同，說法自然也不同。姑且答一次，下不為例。我實在不明白，公開身份，坦然講話，有這麼危險嗎？需要保護自己保護到如此滴水不漏的地步嗎？一個人，如果連公開講幾句話也害怕到必須匿名，那他其實應該完全閉嘴才對，因為不管他講什麼其實都沒有意義。<text:span text:style-name="T2"><text:line-break/><text:line-break/></text:span>我有好多祖國，不知道你是指哪一個。在英國念書時，每當有人問我哪裏來，我常說我來自<text:span text:style-name="T2">Sarajevo(</text:span>塞拉耶佛，<text:span text:style-name="T2">Emir Kusturica </text:span>的故鄉<text:span text:style-name="T2">)</text:span>，有些人也許還真信了。哪個國家像樣，哪個國家文化水平高、藝術鼎盛，哪個國家愛護動物，哪個國家善待弱者，我就不會吝惜把它們當祖國。<text:span text:style-name="T2"><text:line-break/><text:line-break/></text:span>我甚至也不反對在某個意義上把往往跟著美國為惡的英國當祖國。一生飄泊不定，住最久的就是劍橋。英國政府偽善卑鄙，但許多英國人普遍可見的那種毫不張揚的無私奉獻，卻讓我很樂意同他們做為國民。當初要不是因為家中急事必須回國定居，現在應該就是個英國公民。<text:span text:style-name="T2"><text:line-break/><text:line-break/></text:span>反之，哪個國家為惡不仁，那它就是我的敵人；哪個國家的人民猥瑣齷齪，低俗窩囊，喜歡當暴民、當網友，那它就不會是我的同胞<text:span text:style-name="T2"><text:s/>(</text:span>綠油油人士先別急著蠢血沸騰，這些話的原始句型其實就是抄自林義雄。他曾說：<text:span text:style-name="T2">"</text:span>不偉大的人民就不會是我的同胞。<text:span text:style-name="T2">" </text:span>但我標準沒那麼高，我倒不渴求人民偉大，就好像我不渴求鄰居偉大一樣，我只希望同住一塊土地的旁人至少要正常，至少要有點人性，要有點衛生觀念，要有點最最最基本的文化水平和公德心，不要太離譜，不要太卑劣自私，不要一心為虎作倀就行<text:span text:style-name="T2">)</text:span>。<text:span text:style-name="T2"><text:line-break/><text:line-break/></text:span>別人喜歡愛國是他家的事，我願意對此脫帽致敬，但千萬別強迫別人跟你一樣。鐘鼎山林，各有天性，國家畢竟不是什麼神聖之物。我有篇文章如下：<text:span text:style-name="T2">http://palinfo.habago.org/archives/2014/08/19/11.48.07/index.php</text:span>。文中說到一位<text:span text:style-name="T2">19</text:span>歲的以色列青年叫<text:span text:style-name="T2"><text:s/>Udi Segal</text:span>，因為拒絕服役，拒絕欺壓巴勒斯坦人，遭到軍法審判。<text:span text:style-name="T2">Segal</text:span>說，當他決定拒服兵役後，許多原本交情不錯的同學或朋友開始不理他他或責罵他，連自己的父母和家人都得因此遭受他人白眼。記者問他說，當人們怒責你不愛國時，你怎麼回應？<text:span text:style-name="T2">Segal</text:span>說，我本來就不尊敬我的國家，我也從沒打算要愛國，讓我掛念的是人，不是國家。<text:span text:style-name="T2"><text:line-break/><text:line-break/></text:span>這話說得很對，讓我掛念的是人，或是一條狗，一隻貓，一個會感受痛苦的生命，而不是國家；我從來就沒打算要愛國。<text:span text:style-name="T2"><text:line-break/><text:line-break/></text:span>至於台灣與大陸之間，究竟要統或獨，純粹是一種理性衡量的問題，見仁見智。我可以今天獨明天統都不為過。最近在找房子想搬離台南這個無政府城市，一會兒覺得這區域好，一會兒又覺得那條街比較棒，國家對我來說，不過如此。某個時空下，統一似乎比較有利，另一個狀況下，獨立也許比較好，就跟選擇哪一間餐廳吃飯的考量差不多，理性為主，當然也有感性，但你的理性與感性，終究不應該直接套在我頭上。這也是為什麼我說我的好朋友詹益樺以及鄭南榕絕不是台獨烈士的原因，因為他們一點都不笨，不會為了某種見仁見智的東西犧牲生命，更不會笨到把理性衡量之相對事物，當成絕對價值去貫徹。<text:span text:style-name="T2"><text:line-break/><text:line-break/></text:span>台灣過去盛產統一派產物，人不像人，倒像個機器，政客與媒體灌輸他<text:span text:style-name="T2"><text:s/>"</text:span>統<text:span text:style-name="T2">" </text:span>之神聖，他就統個不停，而且不允許別人不統，甚至社團名稱連<text:span text:style-name="T2"><text:s/>"</text:span>台灣<text:span text:style-name="T2">" </text:span>二字都不能提，視之為寇讎。如今風水輪流轉，更加變本加厲，非獨不可，而且一心仇視大陸人，仇視中華文化，視之為毒；誰敢不跟他一樣蠢，誰就是敵人。<text:span text:style-name="T2"><text:line-break/><text:line-break/></text:span>對岸當然也有類似的狀況。原本理性衡量之相對事物，很可能變成你死我活的戰爭，無非是因為所謂獨立並不是真的獨立，而是自我做賤當一條美國狗，做為攻擊中國的軍事作戰基地。原本理性衡量之相對事物，很可能變成你死我活的戰爭，無非是因為藉此炒作，政客可以獲得一黨一己之巨大私利，所以他巴不得透過不斷的洗腦，把台獨抬舉為一種所謂台灣人的神聖使命，選票就會滾滾而來。<text:span text:style-name="T2"><text:line-break/><text:line-break/></text:span>過去國民黨也是用這一招，把大陸妖魔化，藉以當成選票提款機，整天說共匪要打來了！若不團結在國民黨的領導下，我們都要變成海上難民了！黨外為了選票，就唱反調說，聽你在放屁，中共怎麼可能隨便打人？別再恐嚇人民了。於是就反對軍購，要求開放和大陸多多交流等等。幾年之後，發現操弄統獨很好用，於是又倒退回到舊國民黨時期的作法，中共又被妖魔化了，而且醜化得更厲害，甚至連大陸人民也被醜化，把他們講得彷彿都是有毒、有病、不衛生兼不識字，而且，萬惡的共匪隨時都會打過來奴役我們，破壞我們的鄉土。於是，誰敢反軍購，誰就是臺灣人的敵人。<text:span text:style-name="T2"><text:line-break/><text:line-break/></text:span>政治上，我沒有什麼祖國的思念<text:span text:style-name="T2"><text:s/>(</text:span>會這樣發問的人，看得出來，中毒中得不輕<text:span text:style-name="T2">)</text:span>，至於文化上，我當然始終都認同中國，喜歡中國文學，中國山水，對於中國的苦難歷史，感同身受，充滿感情，過去如此，現在依然，將來也不會變。我看不出來，即便主張台獨者，有什麼理由就不能認同中華文化？有什麼理由就該對同屬為人的苦難冷漠以對？但時下許多人渣透頂的所謂台獨人士，卻對中國的苦難諸如日本侵華與南京大屠殺等等，拍手叫好。我毫不猶豫可以這麼說，我雖不主張暴力，但是這種沒有人性的人渣就是我的敵人。<text:span text:style-name="T2"><text:line-break/><text:line-break/></text:span>台灣的統獨是這樣：目前檯面上許許多多非常獨、獨到非常法西斯、整天糟蹋異己的人，在過去卻統得要命，或是窩囊到爆，連個屁也不敢放，甚至是擁護<text:span text:style-name="T2"><text:s/>(</text:span>國民黨<text:span text:style-name="T2">)</text:span>黨國、譴責黨外暴民的那種人，例如<text:span text:style-name="T2">....</text:span>，例如幹它媽很多很多我統統不敢舉例。這些名利雙收、坐擁暴民的台獨急先鋒，不管怎麼改朝換代，永遠都站在糟蹋少數人的主流一方，永遠都高舉著愛國的神聖大旗，吃香喝辣。<text:span text:style-name="T2"><text:line-break/><text:line-break/></text:span>要統或獨都行，各人可以有各人的看法。令人不齒的是：以此做為斂財奪權的工具，藉以壓制人心，糟蹋少數一方。林義雄很喜歡美國總統傑弗遜的一句話：<text:span text:style-name="T2">"</text:span>我在神壇前發過誓，誓死反對一切壓制人心的暴政<text:span text:style-name="T2">"</text:span>。然而，在我看來，成為神之後的林義雄，其所屬的那一方當今主流政治勢力，恰恰就是壓制人心、糟蹋異己的那一方。誰敢對之稍有不敬，誰敢對人渣政客們稍有不敬，就會有讓你痛不欲生的後果。</text:p>
      <text:p text:style-name="P1">H.M.   |  2015.09.15 15:34   |   <text:a xlink:type="simple" xlink:href="http://palinfo.habago.org/Entry?Command=Information_PrintForum&amp;iPage=308#FORUM33939"><text:span text:style-name="T1">#</text:span></text:a></text:p>
      <text:p text:style-name="P3"><text:span text:style-name="T2">TO </text:span>陳真醫師<text:span text:style-name="T2"><text:line-break/><text:line-break/></text:span>陳醫師<text:span text:style-name="T2">,</text:span>想請問您對祖國的那份思念是從年輕至今都不變的嗎<text:span text:style-name="T2">?</text:span>如果是的話<text:span text:style-name="T2">,</text:span>您在黨外時期與鄭南榕一樣喊過：「我支持台灣獨立」<text:span text:style-name="T2">,</text:span>只是純粹想測試當時的社會嗎<text:span text:style-name="T2">?</text:span></text:p>
      <text:p text:style-name="P1"><text:span text:style-name="T3">陳真</text:span><text:s/>  |  2015.09.15 01:21   |   <text:a xlink:type="simple" xlink:href="http://palinfo.habago.org/Entry?Command=Information_PrintForum&amp;iPage=308#FORUM33938"><text:span text:style-name="T1">#</text:span></text:a></text:p>
      <text:p text:style-name="P2">不捨夢想？<text:span text:style-name="T2"><text:line-break/><text:line-break/></text:span>陳真<text:span text:style-name="T2"><text:s/>2015.09.15.<text:line-break/><text:line-break/></text:span>有些事，說到心裏的痛。<text:span text:style-name="T2"><text:line-break/><text:line-break/></text:span>雖然早在<text:span text:style-name="T2">1987-1988</text:span>年就兩度想退出民進黨，但真正退黨是<text:span text:style-name="T2">1994</text:span>年的<text:span text:style-name="T2">228</text:span>這一天。創黨頭兩年，一些人慰留我，叫我別退黨，以免打擊士氣。<text:span text:style-name="T2">1994</text:span>年就沒人鳥我了，退不退黨純粹是我家的事。儘管退了黨，但在我<text:span text:style-name="T2">1997</text:span>年出國前，仍然偏綠<text:span text:style-name="T2"><text:s/>(</text:span>雖然我的選票，除了陳定南之外，幾乎全數投給無黨籍或國民黨，因為綠的總是推出一些品性不端的混蛋乃至人渣級候選人<text:span text:style-name="T2">)</text:span>。<text:span text:style-name="T2"><text:line-break/><text:line-break/></text:span>出國時，不少朋友說要給我餞行，但因羞於社交而大多拒絕，但我卻和工作單位裏的一位我所尊敬的心理師，在路邊小吃店吃了一頓告別飯。我沒想到，此去一別<text:span text:style-name="T2">18</text:span>年，從此就沒再見過面。出國後，她寫來一些信，我一封都沒有回，但我始終留意她的處境。<text:span text:style-name="T2"><text:line-break/><text:line-break/></text:span>在那頓告別飯之中，她問我，為何想出國？以及將來回國後想做什麼？對於第一個問題我沒回答，因為我的答案恐怕太抽象了。我很難告訴她，我之所以想出國念書，純粹是因為想了解為何<text:span text:style-name="T2">1</text:span>等於<text:span text:style-name="T2">1</text:span>？為何世上總有些東西存在，而非空無一物？為何有了<text:span text:style-name="T2">1</text:span>，邏輯上就有了<text:span text:style-name="T2">2, </text:span>有了<text:span text:style-name="T2">3, </text:span>有了<text:span text:style-name="T2">4, </text:span>有了<text:span text:style-name="T2">5, 6, 7,8, 9, 10, 11....</text:span>等等一整個數字系統？有沒有可能當我找到某個<text:span text:style-name="T2"><text:s/>"1"</text:span>，原本隱而不宣的某個概念系統便能整個揭露？我終究很難跟她說，我之所以想出國念書是因為咱們現在桌上這隻茶杯，我想搞清楚為何我知道這是一隻茶杯；究竟是<text:span text:style-name="T2"><text:s/>"</text:span>什麼<text:span text:style-name="T2">" </text:span>東西，使得一切事物的存在成為可能？我想弄懂這個一切可能性的<text:span text:style-name="T2"><text:s/>"</text:span>基礎<text:span text:style-name="T2">"</text:span>；如果沒有這樣一個基礎，哪來數學？哪來知識？哪來善惡對錯？<text:span text:style-name="T2"><text:line-break/><text:line-break/></text:span>至於第二個問題<text:span text:style-name="T2"><text:s/>"</text:span>回國後打算做什麼？<text:span text:style-name="T2">" </text:span>比較簡單，我告訴她我心裏真正的想法。這想法，除了林義雄之外，我幾乎不曾對其他人提起。答案就是我想辦一所大學。老師不用多，學生也不用多，有沒有文憑、教育部承不承認都無所謂；這學校希望能吸引那些真正把知識與思想當一回事的人。至於它能因此產生什麼現實作用我不知道，但我當時的確相信這樣一個可能性：如果我們真的了解真理，了解是非對錯與善惡價值，真理自動就會把人類帶到一個比較好的生活處境。<text:span text:style-name="T2"><text:line-break/><text:line-break/></text:span>聽起來有點類似蘇格拉底以知識為基礎的道德觀。蘇格拉底相信：我們之所以會犯錯，是因為我們<text:span text:style-name="T2"><text:s/>"</text:span>知道<text:span text:style-name="T2">" </text:span>得還不夠多不夠深不夠正確。<text:span text:style-name="T2"><text:line-break/><text:line-break/></text:span>也許是因為維根斯坦的關係，出國後沒兩年，我很快就不再相信蘇格拉底那樣一種以知識論為基礎的道德觀。當然，關於<text:span text:style-name="T2"><text:s/>"</text:span>知識與道德<text:span text:style-name="T2">" </text:span>或所謂<text:span text:style-name="T2"><text:s/>"</text:span>道德知識論<text:span text:style-name="T2">" (moral epistemology)</text:span>的一切相關看法，純屬概念；也許抽象，也許艱深，但是，概念以外的實際狀況卻一點也不難。人類的生存困境，是因為我們知道得還不夠多不夠深入不夠徹底嗎？整個社會之所以是非顛倒，忠奸易位，豺狼當道，暴民橫行無阻，是因為我們還沒弄懂如何辨別基本是非對錯，因之無能辨識事實與謊言，從而不<text:span text:style-name="T2"><text:s/>"</text:span>知道<text:span text:style-name="T2">" </text:span>善惡價值故而胡作非為嗎？當然不是。人們並不是<text:span text:style-name="T2"><text:s/>"</text:span>不知道<text:span text:style-name="T2">"</text:span>，而是根本<text:span text:style-name="T2"><text:s/>"</text:span>不在乎<text:span text:style-name="T2">"</text:span>。<text:span text:style-name="T2"><text:line-break/><text:line-break/></text:span>關於<text:span text:style-name="T2"><text:s/>"</text:span>知道<text:span text:style-name="T2">" </text:span>方面的事，或許可以從思想與知識中尋找藥方，但是，關於<text:span text:style-name="T2"><text:s/>"</text:span>在乎<text:span text:style-name="T2">" </text:span>方面的事呢？藥方顯然不存在知識與思想裏頭。政客之所以混蛋無恥，暴民之所以為所欲為橫行無阻，媒體之所以每天造謠抹黑挑撥族群仇恨，當然不是因為他們不懂得何者為真何者為假，何者為善何者為惡，而是因為他們根本不在乎。更可怕的是，在這島上，幾乎所有人也都不在乎。絕大部份人對這一切惡行根本無所謂，絲毫不在乎，甚至還很喜歡參與到這種<text:span text:style-name="T2"><text:s/>"</text:span>熱鬧刺激<text:span text:style-name="T2">" </text:span>的敗德行為中。<text:span text:style-name="T2"><text:line-break/><text:line-break/></text:span>出國前夕，特地北上跟林義雄告別。他提到說，慈林文教基金會以後也許會成立學院或學校。我說，那麼，以後如果不嫌棄的話，我就來慈林任教。但我心裏想，如果慈林不辦學，我就來辦。當我還是個大學生，一年三百六十五天吃不到三天飽，甚至一度餓到不及四十公斤的皮包骨時，我都還是有辦法讓源源不絕的捐款和幾百名支持者自動湧入，創辦兒童人權組織。二、三十年後，我若來辦個小型學院或大學，找一塊地，募個十幾億，只要我肯開口，只要人們相信你是當真的，理應不是不可能。<text:span text:style-name="T2"><text:line-break/><text:line-break/></text:span>這個理想，一直存放心中，只有極少數人知道，打算等到有一天真要付諸實行時再來對外說明。我確實從沒想到，這個所謂夢想或理想，很快就變成可笑至極的妄想。<text:span text:style-name="T2"><text:line-break/><text:line-break/></text:span>就在我出國後不到兩年，差不多是<text:span text:style-name="T2">1999</text:span>年，我寫了<text:span text:style-name="T2"><text:s/>"</text:span>給長老教會的一封公開信<text:span text:style-name="T2">"</text:span>，反對所謂<text:span text:style-name="T2"><text:s/>"</text:span>愛台灣<text:span text:style-name="T2">" </text:span>這樣一種壓制人心的法西斯氛圍的刻意操弄及族群挑撥。這封公開信立即挑起綠營群眾的抹黑騷擾醜化與攻擊，無所不用其極。更讓我訝異的是，差不多也就在那個時候，竟然連慈林的網站也出現抹黑我的大量文字，說我原來是國民黨長期派在黨外臥底的打手，如今露出真面目云云。<text:span text:style-name="T2"><text:line-break/><text:line-break/></text:span>這些事，讓我心裏很沉重，因為破滅的不只是一種個人理想，更是對於人性、知識與道德等等諸多原始信念的一種價值崩盤。這就是我從它仍為<text:span text:style-name="T2">0</text:span>時就開始投注一切關注的慈林？就在我出國前，慈林還曾找我當講師，說想請我演講台灣文學。我說我不懂台灣文學，但我略懂得一點認知科學與大腦，何不就講個<text:span text:style-name="T2"><text:s/>"</text:span>大腦與認知<text:span text:style-name="T2">" </text:span>的題目？後來因為太忙，喬不出時間，演講故而做罷，但厚厚的一疊講義，至今都還留著。<text:span text:style-name="T2"><text:line-break/><text:line-break/></text:span>原本熟悉的人事物，頓時感到陌生。這就是慈林？這就是我以後打算回去任教的機構？於是我寫了一封越洋掛號信給林義雄和方素敏，請他們以慈林董事長的身份向我道歉。林義雄和方素敏也確實來信道歉了，但在那之後，我們就不曾再有任何聯繫，沒想到<text:span text:style-name="T2">1997</text:span>年出國前夕的那一次見面，很可能就是我們此生的最後一面。<text:span text:style-name="T2"><text:line-break/><text:line-break/></text:span>在慈林連八字都還沒有一撇時，我便傾我所有，努力捐助，努力宣揚；用心之深，外人難以想像。甚至還特地幾度跑到宜蘭，在那塊打算蓋慈林圖書館的空地上拍照留念，賦予它巨大的意義與寄託，希望能貢獻餘生在此。<text:span text:style-name="T2"><text:line-break/><text:line-break/></text:span>出國前，推掉了幾乎所有的見面邀約與餞行，寫了一篇告別信，標題叫<text:span text:style-name="T2"><text:s/>"</text:span>不捨夢想<text:span text:style-name="T2">"</text:span>，裏頭約略透露這個心志。如今聽來著實可悲，究竟是我捨棄了夢想，或是夢想捨棄了我？抑或自始至終純粹只是我的癡心妄想？<text:span text:style-name="T2"><text:line-break/><text:line-break/></text:span>彭明敏逃亡到海外後，曾誇下海口說，只要給他三個月的時間，讓他全台四處自由演講，他保證國民黨三個月內就會被人民推翻。在過去，我是相信這個說法的。事實上，我大學時就曾寫了幾本厚達數百頁的筆記，原本打算出版成書，書名就叫做<text:span text:style-name="T2"><text:s/>"</text:span>罄竹難書國民黨<text:span text:style-name="T2">"</text:span>，記錄與分析國民黨從大陸到台灣的諸多敗行劣跡。我原本以為，人們之所以助紂為虐，是因為他被謊言所蒙蔽，他不知道真相，因此，只要能幫助他認清事實，他將自動做出良善的選擇，國民黨也將迅速瓦解。<text:span text:style-name="T2"><text:line-break/><text:line-break/></text:span>彭明敏的海口，以及我那本還沒來得及出版、<text:span text:style-name="T2">"</text:span>罄竹難書<text:span text:style-name="T2">" </text:span>就已經換了黨當主角的筆記，若要能成功，必須有個前提，那就是你得假設島上這些人是在乎真理、事實與是非善惡的，並且厭惡謊言、卑鄙與不義。但我終究發現，這畢竟只是一個假設。事實上，這島上的人們不但不在乎一切政治惡行與謊言，而且還特別喜歡來這一套，喜歡聽取謠言，散播謠言，喜歡看到圍勦、霸凌、抹黑，喜歡看到強欺弱、眾暴寡，喜歡刺激，喜歡重口味，總之一句就是<text:span text:style-name="T2"><text:s/>"</text:span>爽啦<text:span text:style-name="T2">"</text:span>。<text:span text:style-name="T2"><text:line-break/><text:line-break/></text:span>人們喜歡的是爽，熱愛的是血腥，至於真相如何？善惡如何？理性如何？他完全不感興趣，那根本不是人們關切的重點。所有一切美好的理想，包括人權與自由，民主與公義，乃至於環保與核電等等等，到頭來完全都只是淪為一種鬥爭對手、傷害異己、謀取私利的工具，就如同美國整天喊<text:span text:style-name="T2"><text:s/>"</text:span>民主輸出<text:span text:style-name="T2">" </text:span>整天丟飛彈一般，他哪會在乎你的什麼民主自由，他在乎的是一己之利益、利益和利益，民主只是藉口。<text:span text:style-name="T2"><text:line-break/><text:line-break/></text:span>凡有利於大眾之事，也許你我都願意赴湯蹈火，但是，如果大眾根本不需要你赴湯蹈火，反而是你若對其惡行稍有不敬，便把你往火坑推，讓你求生不得求死不能呢？你該如何自處？<text:span text:style-name="T2"><text:line-break/><text:line-break/></text:span>政治是大眾之事，凡有利於大眾者，即便是擔蔥賣菜，即便只是充當一顆小螺絲釘，你都會覺得這一切努力和辛苦甚至犧牲都是值得的，有意義的。但是，如果所謂大眾之事，如果眾人所擁戴與熱衷之事只是一種純粹為了一己一黨之私人暴利的無恥齷齪行徑呢，你還能編織什麼自欺欺人的夢想？以前，你與國家為敵。現在，敵人就在你四周，人民看你就是敵人。<text:span text:style-name="T2"><text:line-break/><text:line-break/></text:span>若我再年輕個<text:span text:style-name="T2">20</text:span>歲，一定會投奔怒海，奔向對岸。原因無它，至少在對岸我似乎還能看到一點希望與光明，基本的良善與理性。<text:span text:style-name="T2"><text:line-break/><text:line-break/></text:span>至於在這島上，我們之所以還說這些不合時宜而且肯定又會招來災禍的話，並不是因為我們對這個島嶼還懷有什麼期許或希望，而只是說點故事，留個夢境般的紀念。或許真有那麼一天，真的就如馬克思所說：<text:span text:style-name="T2">"</text:span>我們的功業並不顯赫一時，但將永遠存在，後代高貴的人們，面對著我們的骨灰，將灑下熱淚。<text:span text:style-name="T2">"</text:span></text:p>
      <text:p text:style-name="P1"><text:span text:style-name="T3">王修亮</text:span><text:s/>  |  2015.09.14 13:45   |   <text:a xlink:type="simple" xlink:href="http://palinfo.habago.org/Entry?Command=Information_PrintForum&amp;iPage=308#FORUM33937"><text:span text:style-name="T1">#</text:span></text:a></text:p>
      <text:p text:style-name="P3">致<text:span text:style-name="T2">kevin<text:line-break/></text:span>源於生活歷練的狹隘，我不善常理論政治議題。然而你所說的情況，使我產生一個疑問。<text:span text:style-name="T2"><text:line-break/><text:line-break/></text:span>一個國家領導人，不論是菁英專制<text:span text:style-name="T2">(</text:span>不是帝王專制<text:span text:style-name="T2">)</text:span>，還是全民普選，他當選的目的，都是為了<text:span text:style-name="T2">(</text:span>以順序論<text:span text:style-name="T2">)</text:span>照顧人民、維護國土、和睦鄰國、推世大同。<text:span text:style-name="T2"><text:line-break/></text:span>所謂的照顧人民等等，是他所當選的這幾年之內進行而已呢<text:span text:style-name="T2">?</text:span>還是「利在千秋萬代」<text:span text:style-name="T2">?<text:line-break/><text:line-break/></text:span>我很感慨的是<text:span text:style-name="T2">:</text:span>台灣的領導者，不論哪一黨，誰做過「利在千秋萬代」的功業呢<text:span text:style-name="T2">?<text:line-break/><text:line-break/></text:span>只求一己一黨之私，和求全國千秋萬世之利，作法會有甚麼不同呢<text:span text:style-name="T2">?</text:span>我無能全知，但是，王一怒而安天下，從周武王看，戰爭有其不得已，周朝的制度是求利在千秋萬代的，其中許多哲理至今猶是真理。但這利卻是從戰爭起始的，其中有些關節，只是我口拙，說不清這道理。<text:span text:style-name="T2"><text:line-break/><text:line-break/></text:span>站上一個高度來規劃、做事，是國家領導者必備的眼光。</text:p>
      <text:p text:style-name="P1"><text:span text:style-name="T3">陳真</text:span><text:s/>  |  2015.09.14 00:18   |   <text:a xlink:type="simple" xlink:href="http://palinfo.habago.org/Entry?Command=Information_PrintForum&amp;iPage=308#FORUM33936"><text:span text:style-name="T1">#</text:span></text:a></text:p>
      <text:p text:style-name="P2">宗益，你寫的，我仔細看了，由衷認同，十分佩服。<text:span text:style-name="T2"><text:line-break/><text:line-break/></text:span>在我看來，大陸祖國從來都不是敵人。兩岸若能合一，我馬上買鞭炮來慶祝。<text:span text:style-name="T2"><text:line-break/><text:line-break/></text:span>若要講敵我，美國才是台灣的天字第一號敵人。美國處心積慮控制台灣的目的，當然不是關心你的什麼碗糕自由民主。半個多世紀來，美國藉著武力擴張，四處燒殺擄掠，搶奪資源，不惜殺害全世界數千萬人都不在乎了，怎麼會在乎你台灣人的什麼碗糕民主。這麼蠢的鬼話也有人信，實在不可思議。<text:span text:style-name="T2"><text:line-break/><text:line-break/></text:span>美國處心積慮控制台灣的目的，無非就是想要拿台灣當成他對中國的軍事作戰基地。大陸最介意的當然也是這一點。哪個國家能容忍讓敵人在自家大門口擺大炮、射飛彈，甚至還布署核武。過去美國就曾把核彈放在台南。<text:span text:style-name="T2"><text:line-break/><text:line-break/></text:span>每個國家都必然想對外擴張政經勢力。中國擴漲勢力的方式是鋪橋造路，大家互相好做生意。美國半個多世紀來卻是每天侵略侵略侵略，殺害數千萬人，強取豪奪姦殺擄掠掠無日無之。就如<text:span text:style-name="T2">Chomsky</text:span>所說，今天假若不是中國多少足以牽制美國，這世界將會更血腥更恐怖更加肆無忌憚。<text:span text:style-name="T2"><text:line-break/><text:line-break/></text:span>我若年輕個<text:span text:style-name="T2">20</text:span>歲，老早投奔怒海回歸祖國。往後若還有餘生餘力，我也仍然還沒放棄這股熱情和希望。凡是向著良善的力量，要我做牛做馬貢獻一己之力，不管勞心或勞力，低階或高層，我都樂意。<text:span text:style-name="T2"><text:line-break/><text:line-break/></text:span>相反地，若以美國為首，朝著極度的邪惡恐怖方向走，殘害天下蒼生，我寧可一死也絕不為虎作悵。為善者便是自己人，為惡者就是敵人，即便是台灣也一樣。台灣為惡，我便與之為敵。中國若有朝一日，行徑如同美國，我將同樣與之不共戴天。<text:span text:style-name="T2"><text:line-break/><text:line-break/></text:span>至於<text:span text:style-name="T2">Kevin</text:span>，我不知道你為什麼回應我。我有公開說過大陸打或不打台灣嗎？我只曾經在私下跟朋友們說過，在美國和日本的積極策動與挑釁下，亞洲遲早會有戰爭。做為美國打擊中國的主要走狗之一，台灣將很難置身其外。<text:span text:style-name="T2"><text:line-break/><text:line-break/></text:span>你應該問，到底要怎麼樣才能讓美國打消在亞洲發動戰爭的狂熱念頭與軍事布署<text:span text:style-name="T2">(2020</text:span>年之前，美國將把六成的海軍移往亞洲<text:span text:style-name="T2">)</text:span>。鄧小平以來，中國走經濟務實路線，盡力避免戰爭，但國家之為物，畢竟不是善男信女，總是會有一條事關主權或事關基本利益的紅線，一旦跨過紅線，戰爭絕對免不了。<text:span text:style-name="T2"><text:line-break/><text:line-break/>p.s.: </text:span>我想再度重申，各位可以匿名沒問題，不犯法。但別人如果根本不知道你是誰，是男是女是老是少，他怎麼跟你講話？誰能跟一個廁所牆上的塗鴉對話？誰能對著一團空氣討論？這難道不是人與之間互動最基本的禮貌和要求？<text:span text:style-name="T2"><text:line-break/><text:line-break/></text:span>我實在很害怕又挑起毫無意義的議論。各位下筆請三思。喜歡台式討論的，喜歡跳躍胡扯的，喜歡匿名行事的，拜託留點清靜。生活如此艱難而忙碌，我們並沒有閒到想要到網路上來灑口水消磨時間。</text:p>
      <text:p text:style-name="P5"/>
      <text:p text:style-name="P1"><text:span text:style-name="T3">楊世主</text:span><text:s/>  |  2015.09.13 14:19   |   <text:a xlink:type="simple" xlink:href="http://palinfo.habago.org/Entry?Command=Information_PrintForum&amp;iPage=309#FORUM33935"><text:span text:style-name="T1">#</text:span></text:a></text:p>
      <text:p text:style-name="P2">給宗益，<text:span text:style-name="T2"><text:line-break/><text:line-break/></text:span>如你所言，你的文讓我感受到了中國會因台獨發動戰爭的恐慌，所以就針對這個發動武力的一方提出我的看法，並沒有對你的議論有任何意見或指教，讓你誤會我的意思，因我粗枝大葉，思路跳躍加上學術不精，常常說話像無理取鬧，因為很怕寫字，每寫下一句會覺得還有十句沒寫，想到會越寫越多寫不完，就只好只寫下我覺得飛說不可的字就好。謝謝你認真看待我的文字。<text:span text:style-name="T2"><text:line-break/><text:line-break/></text:span>母子是個比喻，要說兄弟、戀人、夫妻、人狗也都可以，是想強調密不可分、無法逃離的關係。此外，我對一種同聲共氣的氛圍很敏感，常想挑壹些毛病出來瓦解那種<text:span text:style-name="T2">"</text:span>大眾一心一德，貫徹始終<text:span text:style-name="T2">"</text:span>的感覺，事實上我很喜歡那種氣氛造就出來的力量，可是也怕這樣的力量失控或被利用了，因我自己也經歷過，感受很深，是好是壞我也想不出所以然，也許非我能解。我想，任何國家的政府就是一部國家機器，受人控制操弄，人要偷偷做惡，它便是惡的了，反之亦然。</text:p>
      <text:p text:style-name="P1">kevin   |  2015.09.13 13:40   |   <text:a xlink:type="simple" xlink:href="http://palinfo.habago.org/Entry?Command=Information_PrintForum&amp;iPage=309#FORUM33934"><text:span text:style-name="T1">#</text:span></text:a></text:p>
      <text:p text:style-name="P3"><text:span text:style-name="T2">To</text:span>陳真醫師<text:span text:style-name="T2">:<text:line-break/><text:line-break/></text:span>我有不同的看法<text:span text:style-name="T2">,</text:span>現階段阿共沒打過來<text:span text:style-name="T2">,</text:span>是因為中共現在再忙更重要的事情<text:span text:style-name="T2">:</text:span>一帶一路<text:span text:style-name="T2">,</text:span>這是對他利在千秋萬代的事情<text:span text:style-name="T2">,</text:span>要是現在出兵消滅台獨<text:span text:style-name="T2">,</text:span>老美肯定出兵進駐東南亞<text:span text:style-name="T2">,</text:span>威脅並打亂一帶一路的布局<text:span text:style-name="T2">.<text:line-break/><text:line-break/></text:span>要是中國一帶一路布局完成<text:span text:style-name="T2">,</text:span>且有能力在拿下台灣的同時<text:span text:style-name="T2">,</text:span>保住在東南亞的絕對優勢<text:span text:style-name="T2">,</text:span>老共就會動武了<text:span text:style-name="T2">,</text:span>我相信十年後會發生</text:p>
      <text:p text:style-name="P1"><text:span text:style-name="T3">隆誌</text:span><text:s/>  |  2015.09.13 11:45   |   <text:a xlink:type="simple" xlink:href="http://palinfo.habago.org/Entry?Command=Information_PrintForum&amp;iPage=309#FORUM33933"><text:span text:style-name="T1">#</text:span></text:a></text:p>
      <text:p text:style-name="P2">前日航班上的一幕，讓我感觸很深。上海返回台灣的航班上，登機完畢後，飛機緩緩滑進滑行道。突然飛機停下，機長透過廣播告知，有一位機組人員身體不適，需要醫療協助，故重新返回登機閘口。在閘口等待緊急處理的時間裡，漸漸有些人不耐。然而此時，兩個台灣人就開始找空服員抱怨，甚至怒斥，認為就該把那位身體不適的機組人員直接送下飛機，不要浪費大家的時間之類。<text:span text:style-name="T2"><text:line-break/></text:span>持續等待過程裡，機長也透過廣播告知，該名機組員心絞痛，機場的駐站醫護人員正在處理，請大家耐心等待。這二位乘客仍然不斷地大聲怒斥空服員與抱怨，甚至其中一位揚言回台灣之後，要找媒體爆料。甚至數度恐嚇說：「再這樣等下去，會暴動。要機長出來談」<text:span text:style-name="T2">...</text:span>等等。<text:span text:style-name="T2"><text:line-break/></text:span>一架飛機上，有不同國籍的人，更有被台灣政媒譏諷沒水準的大陸人。機組人員身體不適，需要有緊急的醫療處理與後續治療。沒水準的大陸人可以忍受，自認高水準的台灣人不行。這一刻，我把原本拿在手上的台胞證和護照，默默地藏到隨身行李的最底層。</text:p>
      <text:p text:style-name="P1"><text:span text:style-name="T3">宗益</text:span><text:s/>  |  2015.09.13 05:06   |   <text:a xlink:type="simple" xlink:href="http://palinfo.habago.org/Entry?Command=Information_PrintForum&amp;iPage=309#FORUM33932"><text:span text:style-name="T1">#</text:span></text:a></text:p>
      <text:p text:style-name="P3"><text:span text:style-name="T2">To </text:span>楊世主<text:span text:style-name="T2"><text:line-break/></text:span>我是看到陳真的<text:span text:style-name="T2">P.S.</text:span>有感而發，或許大陸發兵打台灣，只會在那種狀況下發生。並不是要說反戰必須考慮統獨立場，也沒有要裝高尚對陳真的個人想法指指點點什麼。只是想說，沒想到今天中國已然崛起，也以諸多行動證明沒有侵略意圖，釋出許多誠意，卻仍處處受疑，依舊身不由己。<text:span text:style-name="T2"><text:line-break/><text:line-break/></text:span>對於您的指教，我有點想法：<text:span text:style-name="T2"><text:line-break/></text:span>我認為戰爭就是戰爭，不會因發動理由而否定其罪惡本質。但是戰爭被視為政治的延伸，戰爭本身就是政治議題，是遂行目的之最後手段。政治不一定要戰爭，但戰爭絕對離不開政治。誠然兩岸人民是血肉同胞，但中共絕非母親，台灣更不是小孩，反分裂法之制定便是明證。<text:span text:style-name="T2"><text:line-break/></text:span>中國人是附著於土地的農耕民族，土地對中國人而言超越世上任何珍寶，中國人不像馬背民族有征服掠奪的傳統，但對守護固有土地異常在乎。凡有中國而放棄固有領土者，不待外敵入侵，必將從內部自我毀滅，故中共將台獨視為不可忍受的底線。而中共早非昔日吳下阿蒙，何不直接武統台灣？還要好聲好氣提出一國兩制、有不滿意慢慢商量？難道還有什麼價值是凌駕於統一、凌駕於民族性、凌駕於領導人的歷史名聲之上？<text:span text:style-name="T2"><text:line-break/></text:span>殺人會使人一輩子受良心譴責，有甚者更發瘋崩潰，遑論骨肉相殘。九二共識未設時間表，等待台灣人慢慢改變、適應，也同意擴大台灣參與國際事務，只要做出推進統一的努力，那怕時間長？中國歷史數千年，可以等！沒想到數十年後，才豁然驚覺這一切都是緩兵之計。台灣個別領導人自己心繫祖國、拒斥統一，利用這段時間全力推動分離主義教育，將一人的想法加諸眾人，繼任者無不起而效尤，更不時製造或抄襲美國政治宣傳，渲染中國威脅論，媒體還不時醜化侮蔑大陸人，激化兩岸對抗以謀特別政客的政治利益，惡狠狠的欺騙了中共一把。<text:span text:style-name="T2"><text:line-break/></text:span>說到這裡不禁要懷疑，台灣這些政客真的重視和平嗎？真的重視兩岸的同胞情誼嗎？還是為了自己的政治利益，非得要裹脅著台灣人民到與手足相殘的悲劇邊緣而後快？我不想要重蹈內戰的覆轍，不想要同胞為了統獨這種不重要的事而死去，明明是有機會和平收場的事情，前途卻越來越悲觀，實在令我焦慮又無能為力。中共有它的問題，但聽其言觀其行，畢竟還是說話算話的。一國兩制看起來跟現狀不大有差別，國際參與也不會比現在美中共管下的台灣少，若說有人會吃虧的話，恐怕是台灣的政客吧。</text:p>
      <text:p text:style-name="P1"><text:span text:style-name="T3">楊世主</text:span><text:s/>  |  2015.09.12 13:38   |   <text:a xlink:type="simple" xlink:href="http://palinfo.habago.org/Entry?Command=Information_PrintForum&amp;iPage=309#FORUM33931"><text:span text:style-name="T1">#</text:span></text:a></text:p>
      <text:p text:style-name="P2">反戰就是反戰，干統一獨立什麼事呢？在反對戰爭的世界裡，政治議題根本不存在，否則以反分裂之名發動戰爭，與以自由民主之民發動戰爭，有何不同？如果真是血肉親人，面對叛逆的聲音除了陪伴，打死他是無濟於事的，只會徒增悲劇。不管台灣說什麼做什麼，一個母親之國絕不會做出對自己不利的事情來，除非內神通外鬼，小孩只好無辜犧牲，像海邊的敘利亞男童亞藍一樣。</text:p>
      <text:p text:style-name="P1"><text:span text:style-name="T3">宗益</text:span><text:s/>  |  2015.09.12 04:29   |   <text:a xlink:type="simple" xlink:href="http://palinfo.habago.org/Entry?Command=Information_PrintForum&amp;iPage=309#FORUM33930"><text:span text:style-name="T1">#</text:span></text:a></text:p>
      <text:p text:style-name="P3"><text:span text:style-name="T2">To </text:span>陳真<text:span text:style-name="T2"><text:line-break/><text:line-break/></text:span>從帝國主義掌控中掙脫、獨立自主走自己的路，一直是百年來中國人民的心之所向，惟不能帶上台灣使之受控於美國，則是永遠的痛。這些年來，基於中國人不打中國人，想方設法避免同室操戈，我看到中共在經濟上不斷讓利，給台灣人民思考時間，欲懷柔我輩島民自己醒覺，回歸民族大義。<text:span text:style-name="T2"><text:line-break/><text:line-break/></text:span>可兩大黨政客只把大陸當作汲取資源和利益的對象，盡其所能醜化侮蔑中國者有之，人前說兄弟情誼人後急忙撇清者有之。這都不打緊，最可惡的是，兩大黨都對美國這樣見利忘義、四處引戰的政權百依百順，甘心做華府的棋子，使投票時我根本沒有親美以外的選項。<text:span text:style-name="T2"><text:line-break/><text:line-break/></text:span>據我觀察，中共雖恃龐大人民武裝力量，但卻保證不做核子武器第一擊，還宣布專守防禦，決心不會把百年來中國人受過的痛，強加於世界上其他人民，面對這些我相當佩服。只是最近島內反華聲浪不見平息，反而變本加厲。左思右想，未來解放軍攻台唯一的可能，是華府基於情勢的考量，命令台灣獨立，替華府打代理戰爭，同時發動宣傳戰，一舉讓中國坐實侵略者之名，使之陷入萬劫不復，破壞改革開放以來的發展果實。大陸若在這情況下發動戰爭，我想大陸人民也不會反對，屆時恐怕也沒有其他選擇了。在大陸人一廂情願和平統一、台灣人堅持與虎謀皮的現狀看來，兩岸和不和平，似乎是操之在美國人手上。</text:p>
      <text:p text:style-name="P1"><text:span text:style-name="T3">陳真</text:span><text:s/>  |  2015.09.10 02:51   |   <text:a xlink:type="simple" xlink:href="http://palinfo.habago.org/Entry?Command=Information_PrintForum&amp;iPage=309#FORUM33929"><text:span text:style-name="T1">#</text:span></text:a></text:p>
      <text:p text:style-name="P2">力民，<text:span text:style-name="T2"><text:line-break/><text:line-break/></text:span>這位杜先生是質疑我寫過的一些文章中指出：美軍侵略伊拉克時，包抄、圍堵、射殺數千伊拉克軍隊，不論對方死活、不管對方是否表態投降，一概用推土機全數掩埋。<text:span text:style-name="T2"><text:line-break/><text:line-break/></text:span>這樣的事，不只一次。就連向來袒護美國、鼓吹侵略戰爭、甚至一直到最近幾年當真相都已大白卻還在瞎掰什麼布希<text:span text:style-name="T2"><text:s/>"</text:span>確實擔心<text:span text:style-name="T2">" </text:span>海珊擁有大規模殺傷武器藉以合理化侵略戰爭的主流媒體紐約時報，早在<text:span text:style-name="T2">1991</text:span>年波灣戰爭時，就曾報導美軍把伊拉克人活埋。<text:span text:style-name="T2"><text:line-break/><text:line-break/></text:span>其實不只在伊拉克，包括在阿富汗也一樣，美軍都曾犯下同樣的罪行。例如<text:span text:style-name="T2">PHR (</text:span>醫師人權協會<text:span text:style-name="T2">)</text:span>就曾做過相關的調查。例如在許多年前的一次調查中，<text:span text:style-name="T2">PHR</text:span>的研究人員發現，美軍所殺害並掩埋的一座塔利班士兵千人塚中的一些屍體，乃是死於窒息，因此推斷是生前掩埋，而非死後，簡單說就是活埋。<text:span text:style-name="T2"><text:line-break/><text:line-break/>PHR</text:span>創立於<text:span text:style-name="T2">1986</text:span>年，我是<text:span text:style-name="T2">1987</text:span>年加入。一轉眼，至今都快<text:span text:style-name="T2">30</text:span>年了。<text:span text:style-name="T2">1997</text:span>年，<text:span text:style-name="T2">PHR </text:span>和<text:span text:style-name="T2">ICBL(</text:span>國際反殺傷人員地雷組織<text:span text:style-name="T2">)</text:span>及其它一些團體，共同獲得諾貝爾和平獎。國際人權組織眾多，但十之八九掛羊頭賣狗肉，例如過去十幾年來被無恥的綠油油人士給政變奪權拿來當政治工具操弄的<text:span text:style-name="T2"><text:s/>"</text:span>台權會<text:span text:style-name="T2">" </text:span>及<text:span text:style-name="T2"><text:s/>"</text:span>國際特赦組織台灣分會<text:span text:style-name="T2">" </text:span>便是一例。美國這類狗肉人權組織更是多如牛毛，經常頒發一些碗糕人權獎給反中人士。重點不是他們的人權貢獻，重點是表揚他們對中國的傷害、破壞、抹黑與攻擊。<text:span text:style-name="T2"><text:line-break/><text:line-break/></text:span>當然，國際特赦組織<text:span text:style-name="T2"><text:s/>(AI) </text:span>的總會是絕對令人肅然起敬的，令人不齒的是台灣分會。<text:span text:style-name="T2">PHR</text:span>在我看來，也許比不上<text:span text:style-name="T2"><text:s/>AI </text:span>或<text:span text:style-name="T2"><text:s/>MSF (</text:span>無國界醫師組織<text:span text:style-name="T2">)</text:span>那樣的政治中立<text:span text:style-name="T2">(PHR</text:span>仍然相當程度偏向美國<text:span text:style-name="T2">)</text:span>及唯理是問，但仍然不失為一個確實致力於人權的國際團體。題外話。<text:span text:style-name="T2"><text:line-break/><text:line-break/></text:span>至於你提到的這個案子，這類報導似乎有點信口開河，而且去脈絡化。比方說，報導中說其中有兩成死於活埋，理由是說他們身上沒有槍傷。但是，這個千人塚如果確實是<text:span text:style-name="T2">1991</text:span>年所埋，如今<text:span text:style-name="T2">24</text:span>年過去了，至今沒有任何醫療與公衛調查人員介入<text:span text:style-name="T2"><text:s/>(</text:span>而且美軍不知是有意或無意破壞了許多證據<text:span text:style-name="T2">)</text:span>，我很懷疑究竟憑什麼能率爾宣稱有兩成死於活埋？就只因為在<text:span text:style-name="T2">24</text:span>年的屍骨上沒看到槍傷，所以就是活埋？<text:span text:style-name="T2">24</text:span>年的屍骨還能看到什麼槍傷的傷口？恐怕屍骨都已化成灰了吧。而且，沒有任何專業調查，這<text:span text:style-name="T2"><text:s/>"</text:span>兩成<text:span text:style-name="T2">" </text:span>究竟是怎麼計算出來的？再說，死亡難道只能死於槍傷？不能用刀刺死，不能下毒？不能打破頭？不能吊死？沒有槍傷，就是活埋？<text:span text:style-name="T2"><text:line-break/><text:line-break/></text:span>現行的親美伊拉克政府和美國，統統推給海珊，說不管是不是活埋，反正這些人就是他殺的。但我們別忘了，伊拉克當年的狀況，其實與當今利比亞和敘利亞的處境十分類似。原本社會穩定發展十分良好的一個國家，怎麼會突然發生大規模暴動及武裝攻擊，引來鎮壓？事發多年後證實，當年發生在伊拉克南部的這一切暴動與武裝攻擊海珊政權，完全是美國授權中情局所一手策畫，希望藉此推翻海珊，但卻遭到海珊的強力鎮壓。<text:span text:style-name="T2"><text:line-break/><text:line-break/></text:span>對於這位杜先生，我能說的是：我耐心差，很不耐煩去做一些很無謂的澄清，或是去回答一些笨到爆的問題。發出一個蠢問題很容易，只需要幾秒鐘寫上幾句傻話就行，但要回答它卻恐怕得寫上一本書。就好像一個人如果說五加八等於五十八，三加五等於六十四，隨便胡扯很容易，但要教導數學這麼爛的人學會算數，恐怕得花上很大的力氣。<text:span text:style-name="T2"><text:line-break/><text:line-break/></text:span>我相信，一個人如果真的關心某個東西，自然就比較不容易發出一些蠢到爆的問題，當然更不可能在蠢到爆的同時，卻毫無半點自知之明，反而傲慢地教訓起比他或許更懂得一些的人來。<text:span text:style-name="T2"><text:line-break/><text:line-break/></text:span>我常對一些蠢到爆卻顧盼自雄的人與事感到震驚與不解。比方說，當我看到一些軟體程式，我就算再怎麼笨，我都能知道自己真的看不懂；我不可能笨到連自己懂不懂得某個東西都不知道。對於我不懂的東西，我不會傲慢地在別人的每個敘述後面畫問號；我應該是先想辦法去了解基本的<text:span text:style-name="T2">ABC</text:span>才對，而不是要別人逐句教導與回應。<text:span text:style-name="T2"><text:line-break/><text:line-break/></text:span>所謂<text:span text:style-name="T2"><text:s/>"</text:span>討論<text:span text:style-name="T2">"</text:span>，需要一種對等，知識或常識上的對等，熱情上的對等，態度上的對等，理性程度上的對等，經驗上的對等。我不想花時間做完全不對等的回應或澄清。<text:span text:style-name="T2">"</text:span>活埋<text:span text:style-name="T2">" </text:span>這事就說這樣了。<text:span text:style-name="T2"><text:line-break/><text:line-break/></text:span>不對等其實沒關係，但是，至少至少，一個人的態度，至少應該和他的理性程度匹配才是，否則別人將不知道如何指導他。<text:span text:style-name="T2"><text:line-break/><text:line-break/></text:span>陳真<text:span text:style-name="T2"><text:s/>2015. 09. 09.<text:line-break/><text:line-break/>P.S.</text:span>：對我而言，中國就是我的國家，我的祖國，我不知道防守他幹啥。我們如果反對戰爭，理應是反對一切戰爭的<text:span text:style-name="T2"><text:s/>"</text:span>本身<text:span text:style-name="T2">"</text:span>，而不是反對<text:span text:style-name="T2"><text:s/>"</text:span>某一方<text:span text:style-name="T2">" </text:span>所發動的戰爭。即便是日本鬼子或美國對台發動戰爭，我都不認為有武力防守的必要，更不用說是自己的中國。<text:span text:style-name="T2"><text:line-break/><text:line-break/></text:span>哪天，大陸如果發神經打台灣，我們應當是和大陸同胞一起去對抗這個發動戰爭的混蛋政客，想辦法把他搞下台，或與其所領導的政府對抗，逼他停止戰爭，而不是朝大陸同胞射飛彈報復。報復個屁！我們若無辜，難道他們不也一樣無辜？<text:span text:style-name="T2"><text:line-break/><text:line-break/></text:span>比方說，美國政府很可惡，但今天如果有人要去傷害美國人，我也一樣要反對。我們應當對抗動戰爭的政府機器，而不是用更多的戰爭來傷害其實往往跟我們一樣無辜一樣無能為力的人民或軍人。<text:span text:style-name="T2"><text:line-break/><text:line-break/></text:span>現實中，或許會出現一些極端狀況，逼得我們<text:span text:style-name="T2"><text:s/>"</text:span>當下<text:span text:style-name="T2">" </text:span>得用暴力去傷害對方或傷害歹徒，以避免緊急狀況，但我相信，在一般狀況下，非暴力是對的，而且是可行的。<text:span text:style-name="T2"><text:line-break/><text:line-break/></text:span>中國人絕不打中國人，中國人也絕不打外國人，這不需要什麼深奧的道理，這也不需要什麼偉大情操，這只因為我們都是人，都會痛，都會流血，都會哭，都會心碎。<text:span text:style-name="T2"><text:line-break/><text:line-break/></text:span>這世上悲劇已經夠多，能到哪停止，就讓它到哪停止，莫再延續，莫再增添。唯有如此，一切痛苦和悲劇才有它應有的價值與意義。</text:p>
      <text:p text:style-name="P1"><text:span text:style-name="T3">甄力民</text:span><text:s/>  |  2015.09.09 15:27   |   <text:a xlink:type="simple" xlink:href="http://palinfo.habago.org/Entry?Command=Information_PrintForum&amp;iPage=309#FORUM33928"><text:span text:style-name="T1">#</text:span></text:a></text:p>
      <text:p text:style-name="P3">伊拉克<text:span text:style-name="T2">“</text:span>万人坑<text:span text:style-name="T2">”</text:span>中近<text:span text:style-name="T2">2</text:span>成人惨遭活埋<text:span text:style-name="T2"><text:line-break/>http://goo.gl/Pg2mkV<text:line-break/>http://goo.gl/JGgOFJ<text:line-break/></text:span>自己<text:span text:style-name="T2">google</text:span>一下很難嗎<text:span text:style-name="T2">?<text:line-break/></text:span>台灣買了美國的武器就足以對抗中國大陸嗎<text:span text:style-name="T2">?<text:line-break/></text:span>台灣買了美國的武器美國就會來幫忙防守台灣嗎<text:span text:style-name="T2">?<text:line-break/></text:span>不過我倒寧可不要美國來幫忙防守，免得台灣變得跟伊拉克敘利亞一樣<text:span text:style-name="T2">....</text:span></text:p>
      <text:p text:style-name="P1"><text:span text:style-name="T3">杜礎圻</text:span><text:s/>  |  2015.09.08 17:43   |   <text:a xlink:type="simple" xlink:href="http://palinfo.habago.org/Entry?Command=Information_PrintForum&amp;iPage=309#FORUM33927"><text:span text:style-name="T1">#</text:span></text:a></text:p>
      <text:p text:style-name="P2">我對你們的立場真的很懷疑<text:span text:style-name="T2">!</text:span>反美沒有問題<text:span text:style-name="T2">,</text:span>但把一切責任怪罪美國合理嗎<text:span text:style-name="T2">?</text:span>你們引用文章資料以歸概全<text:span text:style-name="T2">?</text:span>美軍在伊拉克屠殺埋葬一萬人<text:span text:style-name="T2">,</text:span>有一部份是活埋<text:span text:style-name="T2">?</text:span>今時今日被揭發後會沒人提起<text:span text:style-name="T2">?<text:line-break/></text:span>你可以說美國入侵伊拉克<text:span text:style-name="T2">,</text:span>但是海珊的罪行卻一點也不提<text:span text:style-name="T2">?</text:span>利比亞如是<text:span text:style-name="T2">,</text:span>敍利亞如是<text:span text:style-name="T2">.</text:span>難度巴沙爾卡達菲都是愛民如子的嗎<text:span text:style-name="T2">?<text:line-break/></text:span>反美反得你們神智不清<text:span text:style-name="T2">,</text:span>是非不分<text:span text:style-name="T2">!</text:span>反對軍火貿易<text:span text:style-name="T2">?</text:span>台灣不買美國武器如何自保<text:span text:style-name="T2">?</text:span>生活在幻想的事實及世界中<text:span text:style-name="T2">,</text:span>真的可憐<text:span text:style-name="T2">!</text:span>這樣只會令你們不受尊重<text:span text:style-name="T2">!</text:span></text:p>
      <text:p text:style-name="P1"><text:span text:style-name="T3">張紀庠</text:span><text:s/>  |  2015.09.08 00:04   |   <text:a xlink:type="simple" xlink:href="http://palinfo.habago.org/Entry?Command=Information_PrintForum&amp;iPage=309#FORUM33926"><text:span text:style-name="T1">#</text:span></text:a></text:p>
      <text:p text:style-name="P3">庫斯杜力卡的《流浪者之歌》、溫德斯的《溫德斯向前行》、《事物的狀態》、《光之幻影》、帕索里尼的《伊底帕斯王》在台北又有影展要上映了，有興趣者不要錯過，詳見下面網址<text:span text:style-name="T2"><text:line-break/></text:span>＿＿＿＿＿＿<text:span text:style-name="T2"><text:line-break/>http://ppt.cc/7CVJW</text:span></text:p>
      <text:p text:style-name="P1"><text:span text:style-name="T3">怡靜</text:span><text:s/>  |  2015.09.07 13:15   |   <text:a xlink:type="simple" xlink:href="http://palinfo.habago.org/Entry?Command=Information_PrintForum&amp;iPage=309#FORUM33925"><text:span text:style-name="T1">#</text:span></text:a></text:p>
      <text:p text:style-name="P6"><text:span text:style-name="T3">難民們逃離家鄉時，背包裡都帶了什麼東西？</text:span><text:line-break/><text:line-break/><text:a xlink:type="simple" xlink:href="https://medium.com/@theIRC/what-s-in-my-bag-758d435f6e62"><text:span text:style-name="T1">what's in my bag? What refugees bring when they run for their lives</text:span></text:a><text:line-break/><text:line-break/><text:span text:style-name="T3">一開始看到這文章標題</text:span>what's in my bag<text:span text:style-name="T3">時覺得有點諷刺，因為我直覺聯想到國外網站常有</text:span>what's in my camera bag? Every day carry<text:span text:style-name="T3">，這類讓網友投稿照片，他們包包裡有些什麼，或者每天必帶的物品等等</text:span>....<text:span text:style-name="T3">通常內容物儘是最新</text:span>3C<text:span text:style-name="T3">產品，或者昂貴的文具，名牌物品</text:span>....<text:span text:style-name="T3">。對難民們來說背包裡的東西可能是他們僅有的。</text:span></text:p>
      <text:p text:style-name="P4"/>
      <text:p text:style-name="P1"><text:span text:style-name="T3">陳真</text:span><text:s/>  |  2015.09.06 17:10   |   <text:a xlink:type="simple" xlink:href="http://palinfo.habago.org/Entry?Command=Information_PrintForum&amp;iPage=310#FORUM33924"><text:span text:style-name="T1">#</text:span></text:a></text:p>
      <text:p text:style-name="P2">兩篇稿子弄好了，見首頁。歡迎轉載。<text:span text:style-name="T2"><text:line-break/><text:line-break/></text:span>另外還有幾篇也貼上了，包括這回到美國在台協會的靜站所要散發的傳單。</text:p>
      <text:p text:style-name="P1"><text:span text:style-name="T3">鑑慧</text:span><text:s/>  |  2015.09.06 12:48   |   <text:a xlink:type="simple" xlink:href="http://palinfo.habago.org/Entry?Command=Information_PrintForum&amp;iPage=310#FORUM33923"><text:span text:style-name="T1">#</text:span></text:a></text:p>
      <text:p text:style-name="P7"><text:span text:style-name="T3">如果大家想做些甚麼，有幾個團體是可以捐助的。以下是</text:span>Guardian<text:span text:style-name="T3">前幾天提供的資料</text:span>http://goo.gl/VxnHKo<text:span text:style-name="T3">，點進去就可看到建議的幾個團體的說明與連結，包括</text:span>Migrant Offshore Aid Station, Médecins Sans Frontières, Aylan Kurdi Fund, Refugee Council, Unicef, Save the Children, British Red Cross, Islamic Relief. <text:span text:style-name="T3">我不貼出來，因為貼了連結會消失。另外這週六英國的</text:span>Stop the War Coalition<text:span text:style-name="T3">和其他幾個團體也將發動抗議活動，可見</text:span>http://goo.gl/VxnHKo. <text:span text:style-name="T3">我們在</text:span>9/12<text:span text:style-name="T3">的每月例行靜站，也歡迎大家參加。</text:span></text:p>
      <text:p text:style-name="P1"><text:span text:style-name="T3">陳真</text:span><text:s/>  |  2015.09.06 04:23   |   <text:a xlink:type="simple" xlink:href="http://palinfo.habago.org/Entry?Command=Information_PrintForum&amp;iPage=310#FORUM33922"><text:span text:style-name="T1">#</text:span></text:a></text:p>
      <text:p text:style-name="P2">貼了兩篇譯稿在首頁，歡迎轉載。不過，請再等一天，周一之後再轉載，因為我還會再檢查一遍看有沒有還要修改些什麼。</text:p>
      <text:p text:style-name="P1"><text:span text:style-name="T3">陳真</text:span><text:s/>  |  2015.09.06 01:14   |   <text:a xlink:type="simple" xlink:href="http://palinfo.habago.org/Entry?Command=Information_PrintForum&amp;iPage=310#FORUM33921"><text:span text:style-name="T1">#</text:span></text:a></text:p>
      <text:p text:style-name="P3">洪秀柱的兩條路<text:span text:style-name="T2"><text:line-break/><text:line-break/></text:span>陳真<text:span text:style-name="T2">2015.09.06.<text:line-break/><text:line-break/><text:line-break/></text:span>洪秀柱的兩條路，一條選，一條不選。不選比選看起來路途更艱難、落寞、荒涼，但因其落寞與荒涼，或許也更有意義，世事本是如此。舊路已然眾聲雜沓，群小競逐，有為有能者何不披荊斬棘，走出一條良善的清新小徑？<text:span text:style-name="T2"><text:line-break/><text:line-break/></text:span>不論公私，我向來很少表達<text:span text:style-name="T2"><text:s/>"</text:span>意見<text:span text:style-name="T2">"</text:span>，因為我總覺得，<text:span text:style-name="T2"><text:s/>"</text:span>表達意見<text:span text:style-name="T2">" </text:span>乃是令人羞愧的低能之舉，畢竟意見之為物，好壞難料，見仁也見智，非屬絕對，每個人總該有自己的判斷與選擇而無須旁人多說。如今姑且一說，只因<text:span text:style-name="T2"><text:s/>(</text:span>自以為<text:span text:style-name="T2">) </text:span>旁觀者清。<text:span text:style-name="T2"><text:line-break/><text:line-break/></text:span>墨西哥蒙面俠<text:span text:style-name="T2">--</text:span>著名詩人游擊隊領袖<text:span text:style-name="T2"><text:s/>Marcos</text:span>，能文能武，行俠仗義，民間聲望極高，他若願意，只消讓理想縮點水，販賣點所謂政治資源，老早高官厚祿，大權在握，而非數十年來被政府軍追勦於叢林之中。但他說，我們對權力不感興趣，因為我們所渴望的理想無須訴諸權力。別說他，光說我自己，我若願意，老早在大學時代就已是立委。但人貴自知，你看重什麼樣的事，就該玩什麼樣的遊戲，走什麼樣的路。<text:span text:style-name="T2"><text:line-break/><text:line-break/></text:span>一潭濁水，滴入清水一滴，污濁如故。社會敗壞如斯，大抵曾懷抱良善初衷者，往往成為權力的祭品，也許成就了個人榮華，但於人無益，於事無補，大多時候，甚且有害。事關文化思維與價值之事，難道你真以為權力能起得了什麼作用？權力只能在某個極其有限的技術層次上著墨而無關乎文化幽微。權力競逐一事，何不就讓那些主流之士、讓那些對它充滿興趣與榮耀的人去做就好？<text:span text:style-name="T2"><text:line-break/><text:line-break/></text:span>大者識其大，小者識其小。洪秀柱熱情之所在，或其所關心之事，若非權力可解，何苦委身其中？於己有害，於人亦無甚助益。麻雀自有麻雀群聚之樂園，鴻鵠也該有鴻鵠各自嚮往的一片天。權力遊戲猶如一把尺一道秤，猶如一切世俗評價系統，藉以衡量參賽者的大小高低、長寬輕重；可我若不屬其中，但走自己的一條路，拉自己的一輛車，那麼，跑道上的一切事兒便與我無關。<text:span text:style-name="T2"><text:line-break/><text:line-break/></text:span>洪閉關三日，今晨出關，說是反省與承擔，但能反省出一些什麼、承擔什麼呢？洪的另一條路自然就是選，也許閉關後能悟出一番所謂<text:span text:style-name="T2"><text:s/>"</text:span>逆轉勝<text:span text:style-name="T2">" </text:span>的道理也說不定。可是，勝負之思，在某個根本意義上，有那麼重要嗎？勝了又如何？台灣社會從此就善惡分明，光明磊落了嗎？民粹就不民粹了嗎？黑白就不顛倒了嗎？政客們就不再烏七媽黑了嗎？至於敗了呢？敗軍之將，還能有何作為？<text:span text:style-name="T2"><text:line-break/><text:line-break/></text:span>況且，台灣不是台灣，台灣只是世界的一部份，它能有什麼獨一無二的重要性呢？一個人，若非關心整個世界，就不可能關心台灣。或者說，如果有人說他關心台灣，那理當是因為他<text:span text:style-name="T2"><text:s/>“</text:span>先<text:span text:style-name="T2">” </text:span>關注了整個世界；我無法理解一個人如何可能只單獨關注台灣而對世界居然絲毫一無所知、不感興趣，而這卻是台灣社會之普遍現象：整天台灣台灣台灣個不停，彷彿世界根本不存在。世界既如此寬廣而複雜，事涉萬端，權位與選舉更不是唯一的路。<text:span text:style-name="T2"><text:line-break/><text:line-break/></text:span>原本想直接寫信給洪秀柱，但與之不識，寫了怕也是白寫。於是就貼在這。</text:p>
      <text:p text:style-name="P1"><text:span text:style-name="T3">隆誌</text:span><text:s/>  |  2015.09.04 11:40   |   <text:a xlink:type="simple" xlink:href="http://palinfo.habago.org/Entry?Command=Information_PrintForum&amp;iPage=310#FORUM33920"><text:span text:style-name="T1">#</text:span></text:a></text:p>
      <text:p text:style-name="P2">這幾天，臉書朋友拼命分享有關男童陳屍在土耳其海灘的新聞。今天這些大批難民潮，就是阿拉伯之春種下的結果。打倒被歐美認定為獨裁的政權之後，留下的權力真空，造成了內戰不斷。記得當時媒體不斷地渲染背後網路社群的力量，絕口不提美國及西歐各國在背後的動作。今天看到網路新聞，梅克爾說要接手難民問題。瞬間臉書上的朋友，又是一片讚揚之聲。可是這些以美國和西歐為主的政治領袖，卻無意去收拾這個由他們操縱之後的殘局。<text:span text:style-name="T2"><text:line-break/>==============================================<text:line-break/>https://goo.gl/BECsXq<text:line-break/></text:span>敘利亞溺斃男童父：只想守在妻兒墳旁<text:span text:style-name="T2"><text:line-break/></text:span>中央社中央社<text:span text:style-name="T2"><text:s/>– 2015</text:span>年<text:span text:style-name="T2">9</text:span>月<text:span text:style-name="T2">4</text:span>日<text:span text:style-name="T2"><text:s/></text:span>上午<text:span text:style-name="T2">4:11<text:line-break/></text:span>（中央社記者黃貞貞倫敦<text:span text:style-name="T2">3</text:span>日專電）敘利亞男童亞藍溺斃伏屍土耳其海灘的畫面，令全球揪心，他的父親阿布杜拉回憶船隻翻覆時曾試圖搶救妻子與<text:span text:style-name="T2">2</text:span>個兒子但未成功，現在只想帶他們的遺體回家鄉，守在他們的墓旁。<text:span text:style-name="T2"><text:line-break/></text:span>阿布杜拉．庫迪（<text:span text:style-name="T2">Abdullah Kurdi</text:span>）接受英國廣播公司（<text:span text:style-name="T2">BBC</text:span>）訪問時說，他和家人與其它乘客連同船長共<text:span text:style-name="T2">13</text:span>人從土耳其登上小船，準備前往希臘柯斯島（<text:span text:style-name="T2">Island of Kos</text:span>），出發後約莫<text:span text:style-name="T2">5</text:span>到<text:span text:style-name="T2">6</text:span>分鐘，船長看到大浪來襲自行跳船棄他們不顧。<text:span text:style-name="T2"><text:line-break/></text:span>庫迪試著控制船繼續航行，但海浪實在太大，船隻翻覆，他試著拉著太太蕾漢（<text:span text:style-name="T2">Rehan</text:span>）和<text:span text:style-name="T2">2</text:span>個孩子，但無力救助他們，只能眼看著他們一個接一個的溺死。<text:span text:style-name="T2"><text:line-break/></text:span>談到死去的<text:span text:style-name="T2">3</text:span>歲亞藍（<text:span text:style-name="T2">Aylan Kurdi</text:span>）及<text:span text:style-name="T2">5</text:span>歲的兒子賈立柏（<text:span text:style-name="T2">Ghalib Kurdi</text:span>），庫迪的淚水在眼眶打轉。他說：「我的孩子是世界上最漂亮的小孩，有任何人會說他們的小孩不是最珍貴的嗎？」<text:span text:style-name="T2"><text:line-break/></text:span>庫迪說，「我的孩子真是很貼心，每天早上他們把我叫醒和他們玩耍，還有什麼比這個更美好的事？現在一切都沒有了」。<text:span text:style-name="T2"><text:line-break/></text:span>被問到未來有什麼計劃，庫迪說，他現在只想再看<text:span text:style-name="T2">2</text:span>個孩子最後一眼，帶著他們和妻子的遺體回到敘利亞家鄉，「現在我只想坐在他們的墓旁，紓解我感受到的痛苦」，語畢不禁掩面而泣。<text:span text:style-name="T2"><text:line-break/></text:span>庫迪與妻兒逃離戰亂不斷的敘利亞後，在土耳其居住<text:span text:style-name="T2">3</text:span>年，隨著妻兒命喪怒海，他對歐洲再也沒有任何嚮往。<text:span text:style-name="T2">1040904</text:span></text:p>
      <text:p text:style-name="P1"><text:span text:style-name="T3">陳真</text:span><text:s/>  |  2015.09.04 03:31   |   <text:a xlink:type="simple" xlink:href="http://palinfo.habago.org/Entry?Command=Information_PrintForum&amp;iPage=310#FORUM33919"><text:span text:style-name="T1">#</text:span></text:a></text:p>
      <text:p text:style-name="P7">https://www.youtube.com/watch?v=03avsxo3d7E<text:line-break/><text:line-break/>https://www.youtube.com/watch?v=b2H8pH2qjbQ<text:line-break/><text:line-break/>http://www.cna.com.tw/news/firstnews/201509035015-1.aspx<text:line-break/><text:line-break/>http://www.cna.com.tw/news/firstnews/201509035008-1.aspx<text:line-break/><text:line-break/>https://goo.gl/qSFVTz<text:line-break/><text:line-break/>https://goo.gl/UwF7Gt</text:p>
      <text:p text:style-name="P1"><text:span text:style-name="T3">王修亮</text:span><text:s/>  |  2015.09.02 18:54   |   <text:a xlink:type="simple" xlink:href="http://palinfo.habago.org/Entry?Command=Information_PrintForum&amp;iPage=310#FORUM33918"><text:span text:style-name="T1">#</text:span></text:a></text:p>
      <text:p text:style-name="P2">觀影<text:span text:style-name="T2"><text:line-break/></text:span>中午與女兒赴東南亞戲院觀刺客聶隱娘，廳甚小，僅四排四十座位，大銀幕波瀾壯闊，善引人忘身入戲。小廳則人少，願來小廳者亦多因人少而求靜，竟無吃喝騷動諸雜事，故絕無氣味聲音擾亂，況我與女兒為天生遊夢者，善於自隱，忽略身邊人物。因而銀幕雖小，開場後但覺四方清虛，景動音揚，如夢悄然掩至，遂入無垠之境。<text:span text:style-name="T2"><text:line-break/><text:line-break/></text:span>劍道求絕，人道求聖，於可愛與斷愛之間，自心何所取？<text:span text:style-name="T2"><text:line-break/><text:line-break/></text:span>六十年紅塵，漸染漸浸，自覺身心無不汙濁，疾病潛生，惡情充溢，每思及少壯年之狂行烈意，常是針刺刃轉，苦痛難堪。人皆如此乎？人必如此乎？必用劍而能得其平乎？必求絕而能得所靜乎？<text:span text:style-name="T2"><text:line-break/><text:line-break/></text:span>世間世外，有情無情。若父母失親，無人仗義、不平，聶隱娘是否轉向破人倫而悟劍道？<text:span text:style-name="T2"><text:line-break/></text:span>至惡之人或有其所親愛，摯愛之人或有其所不得已。<text:span text:style-name="T2"><text:line-break/></text:span>觀影之中，不覺伸手握女兒臂，女兒輕撫我掌。<text:span text:style-name="T2"><text:line-break/><text:line-break/></text:span>於可愛與斷愛之間，自心何所取？<text:span text:style-name="T2"><text:line-break/><text:line-break/></text:span>絕於群，情愛人倫方可斷，然則因何恨惡不能斷，而求以劍誅是非？聶隱娘之師所以欲殺隱娘，何意？<text:span text:style-name="T2"><text:line-break/></text:span>愛於群，即使染身淪穢，此心輕靈浮於其上，如秋葉之浮於濁水洪流，終不可滅之。聶隱娘技不如師，所以能相抗而勝師者何？<text:span text:style-name="T2"><text:line-break/></text:span>雖不可滅，濁水洪流終亦不能清，自取之心將焉之？<text:span text:style-name="T2"><text:line-break/><text:line-break/></text:span>嗩吶聲高亢響起，沉音漸次迴入，人馬窅然俱去，影息音沒。<text:span text:style-name="T2"><text:line-break/></text:span>女兒扶我起身，相伴而行，化入人群眾影之中。<text:span text:style-name="T2"><text:line-break/><text:line-break/></text:span>歲月飄忽，佳片罕得，為誌。<text:span text:style-name="T2"><text:line-break/><text:line-break/><text:line-break/></text:span>附記：少年曾觀柏格曼之魁儡生命，黑白與彩色循環，其寓意令人悲傷莫名。聶隱娘的有色與無色，卻使我在沉重的生命中獲得些許喘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